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a1" style:family="table">
      <style:table-properties style:width="10.202cm" table:align="left"/>
    </style:style>
    <style:style style:name="Tabela1.A" style:family="table-column">
      <style:table-column-properties style:column-width="0.755cm"/>
    </style:style>
    <style:style style:name="Tabela1.B" style:family="table-column">
      <style:table-column-properties style:column-width="1.965cm"/>
    </style:style>
    <style:style style:name="Tabela1.C" style:family="table-column">
      <style:table-column-properties style:column-width="2.718cm"/>
    </style:style>
    <style:style style:name="Tabela1.D" style:family="table-column">
      <style:table-column-properties style:column-width="2.013cm"/>
    </style:style>
    <style:style style:name="Tabela1.E" style:family="table-column">
      <style:table-column-properties style:column-width="2.752cm"/>
    </style:style>
    <style:style style:name="Tabela1.A1" style:family="table-cell">
      <style:table-cell-properties style:vertical-align="middle" fo:padding="0.049cm" fo:border="none"/>
    </style:style>
    <style:style style:name="P1" style:family="paragraph" style:parent-style-name="Preformatted_20_Text">
      <style:paragraph-properties fo:line-height="100%"/>
      <style:text-properties fo:language="sv" fo:country="SE" fo:font-weight="normal" officeooo:rsid="00063935" officeooo:paragraph-rsid="00063935" style:font-weight-asian="normal" style:font-weight-complex="normal"/>
    </style:style>
    <style:style style:name="P2" style:family="paragraph" style:parent-style-name="Standard">
      <style:paragraph-properties fo:line-height="100%"/>
      <style:text-properties officeooo:rsid="00045fbd" officeooo:paragraph-rsid="00045fbd"/>
    </style:style>
    <style:style style:name="P3" style:family="paragraph" style:parent-style-name="Standard">
      <style:paragraph-properties fo:line-height="100%"/>
      <style:text-properties fo:font-weight="normal" officeooo:rsid="00063935" officeooo:paragraph-rsid="00046a03" style:font-weight-asian="normal" style:font-weight-complex="normal"/>
    </style:style>
    <style:style style:name="P4" style:family="paragraph" style:parent-style-name="Standard">
      <style:paragraph-properties fo:line-height="100%"/>
      <style:text-properties fo:font-weight="normal" officeooo:rsid="00063935" officeooo:paragraph-rsid="00063935" style:font-weight-asian="normal" style:font-weight-complex="normal"/>
    </style:style>
    <style:style style:name="P5" style:family="paragraph" style:parent-style-name="Standard">
      <style:paragraph-properties fo:line-height="100%"/>
      <style:text-properties fo:font-weight="normal" officeooo:rsid="00063935" officeooo:paragraph-rsid="0007570a" style:font-weight-asian="normal" style:font-weight-complex="normal"/>
    </style:style>
    <style:style style:name="P6" style:family="paragraph" style:parent-style-name="Standard">
      <style:paragraph-properties fo:line-height="100%"/>
      <style:text-properties fo:font-weight="normal" officeooo:rsid="00063935" officeooo:paragraph-rsid="000ac5b6" style:font-weight-asian="normal" style:font-weight-complex="normal"/>
    </style:style>
    <style:style style:name="P7" style:family="paragraph" style:parent-style-name="Standard">
      <style:paragraph-properties fo:line-height="100%"/>
      <style:text-properties fo:font-weight="normal" officeooo:rsid="00063935" officeooo:paragraph-rsid="000d2b52" style:font-weight-asian="normal" style:font-weight-complex="normal"/>
    </style:style>
    <style:style style:name="P8" style:family="paragraph" style:parent-style-name="Standard">
      <style:paragraph-properties fo:line-height="100%"/>
      <style:text-properties fo:font-weight="normal" officeooo:rsid="0007570a" officeooo:paragraph-rsid="0007570a" style:font-weight-asian="normal" style:font-weight-complex="normal"/>
    </style:style>
    <style:style style:name="P9" style:family="paragraph" style:parent-style-name="Standard">
      <style:paragraph-properties fo:line-height="100%"/>
      <style:text-properties fo:font-weight="normal" officeooo:rsid="000a2824" officeooo:paragraph-rsid="000a2824" style:font-weight-asian="normal" style:font-weight-complex="normal"/>
    </style:style>
    <style:style style:name="P10" style:family="paragraph" style:parent-style-name="Standard">
      <style:paragraph-properties fo:line-height="100%"/>
      <style:text-properties fo:font-weight="normal" officeooo:rsid="000ac5b6" officeooo:paragraph-rsid="000ac5b6" style:font-weight-asian="normal" style:font-weight-complex="normal"/>
    </style:style>
    <style:style style:name="P11" style:family="paragraph" style:parent-style-name="Standard">
      <style:paragraph-properties fo:line-height="100%"/>
      <style:text-properties fo:font-weight="normal" officeooo:rsid="000ac5b6" officeooo:paragraph-rsid="000aebe3" style:font-weight-asian="normal" style:font-weight-complex="normal"/>
    </style:style>
    <style:style style:name="P12" style:family="paragraph" style:parent-style-name="Standard">
      <style:paragraph-properties fo:line-height="100%"/>
      <style:text-properties fo:font-weight="normal" officeooo:rsid="000d2b52" officeooo:paragraph-rsid="000d2b52" style:font-weight-asian="normal" style:font-weight-complex="normal"/>
    </style:style>
    <style:style style:name="P13" style:family="paragraph" style:parent-style-name="Standard">
      <style:paragraph-properties fo:line-height="100%"/>
      <style:text-properties fo:font-weight="normal" officeooo:rsid="000ec82f" officeooo:paragraph-rsid="000ec82f" style:font-weight-asian="normal" style:font-weight-complex="normal"/>
    </style:style>
    <style:style style:name="P14" style:family="paragraph" style:parent-style-name="Standard">
      <style:paragraph-properties fo:line-height="100%"/>
      <style:text-properties fo:font-weight="normal" officeooo:rsid="001183f7" officeooo:paragraph-rsid="001183f7" style:font-weight-asian="normal" style:font-weight-complex="normal"/>
    </style:style>
    <style:style style:name="P15" style:family="paragraph" style:parent-style-name="Standard">
      <style:paragraph-properties fo:line-height="100%"/>
      <style:text-properties fo:font-weight="normal" officeooo:rsid="00122be7" officeooo:paragraph-rsid="00122be7" style:font-weight-asian="normal" style:font-weight-complex="normal"/>
    </style:style>
    <style:style style:name="P16" style:family="paragraph" style:parent-style-name="Standard">
      <style:paragraph-properties fo:line-height="100%"/>
      <style:text-properties fo:font-weight="normal" officeooo:rsid="001390e9" officeooo:paragraph-rsid="001390e9" style:font-weight-asian="normal" style:font-weight-complex="normal"/>
    </style:style>
    <style:style style:name="P17" style:family="paragraph" style:parent-style-name="Standard">
      <style:paragraph-properties fo:line-height="100%"/>
      <style:text-properties fo:font-weight="normal" officeooo:rsid="001390e9" officeooo:paragraph-rsid="0014e92f" style:font-weight-asian="normal" style:font-weight-complex="normal"/>
    </style:style>
    <style:style style:name="P18" style:family="paragraph" style:parent-style-name="Standard">
      <style:paragraph-properties fo:line-height="100%"/>
      <style:text-properties fo:font-weight="normal" officeooo:rsid="001390e9" officeooo:paragraph-rsid="0016596f" style:font-weight-asian="normal" style:font-weight-complex="normal"/>
    </style:style>
    <style:style style:name="P19" style:family="paragraph" style:parent-style-name="Standard">
      <style:paragraph-properties fo:line-height="100%"/>
      <style:text-properties fo:font-weight="normal" officeooo:rsid="0014e92f" officeooo:paragraph-rsid="00063935" style:font-weight-asian="normal" style:font-weight-complex="normal"/>
    </style:style>
    <style:style style:name="P20" style:family="paragraph" style:parent-style-name="Standard">
      <style:paragraph-properties fo:line-height="100%"/>
      <style:text-properties fo:font-weight="normal" officeooo:rsid="0014e92f" officeooo:paragraph-rsid="00153a6f" style:font-weight-asian="normal" style:font-weight-complex="normal"/>
    </style:style>
    <style:style style:name="P21" style:family="paragraph" style:parent-style-name="Standard">
      <style:paragraph-properties fo:line-height="100%"/>
      <style:text-properties fo:font-weight="normal" officeooo:rsid="00153a6f" officeooo:paragraph-rsid="0014e92f" style:font-weight-asian="normal" style:font-weight-complex="normal"/>
    </style:style>
    <style:style style:name="P22" style:family="paragraph" style:parent-style-name="Standard">
      <style:paragraph-properties fo:line-height="100%"/>
      <style:text-properties fo:font-weight="normal" officeooo:rsid="0016596f" officeooo:paragraph-rsid="0016596f" style:font-weight-asian="normal" style:font-weight-complex="normal"/>
    </style:style>
    <style:style style:name="P23" style:family="paragraph" style:parent-style-name="Standard">
      <style:paragraph-properties fo:line-height="100%"/>
      <style:text-properties fo:font-weight="bold" officeooo:rsid="000aebe3" officeooo:paragraph-rsid="000aebe3" style:font-weight-asian="bold" style:font-weight-complex="bold"/>
    </style:style>
    <style:style style:name="P24" style:family="paragraph" style:parent-style-name="Standard">
      <style:paragraph-properties fo:line-height="100%"/>
    </style:style>
    <style:style style:name="P25" style:family="paragraph" style:parent-style-name="Standard">
      <style:paragraph-properties fo:line-height="100%"/>
      <style:text-properties officeooo:paragraph-rsid="00045fbd"/>
    </style:style>
    <style:style style:name="P26" style:family="paragraph" style:parent-style-name="Standard">
      <style:paragraph-properties fo:line-height="100%"/>
      <style:text-properties officeooo:paragraph-rsid="00046a03"/>
    </style:style>
    <style:style style:name="P27" style:family="paragraph" style:parent-style-name="Standard">
      <style:paragraph-properties fo:line-height="100%"/>
      <style:text-properties officeooo:paragraph-rsid="000aebe3"/>
    </style:style>
    <style:style style:name="P28" style:family="paragraph" style:parent-style-name="Standard">
      <style:paragraph-properties fo:line-height="100%"/>
      <style:text-properties officeooo:paragraph-rsid="0016596f"/>
    </style:style>
    <style:style style:name="P29" style:family="paragraph" style:parent-style-name="Standard">
      <style:paragraph-properties fo:line-height="100%"/>
      <style:text-properties fo:language="sv" fo:country="SE" fo:font-style="italic" officeooo:rsid="00046a03" officeooo:paragraph-rsid="00045fbd"/>
    </style:style>
    <style:style style:name="P30" style:family="paragraph" style:parent-style-name="Standard">
      <style:paragraph-properties fo:line-height="100%"/>
      <style:text-properties fo:language="pt" fo:country="BR" officeooo:rsid="000aebe3" officeooo:paragraph-rsid="000aebe3"/>
    </style:style>
    <style:style style:name="P31" style:family="paragraph" style:parent-style-name="Table_20_Contents">
      <style:paragraph-properties fo:line-height="100%"/>
    </style:style>
    <style:style style:name="P32" style:family="paragraph" style:parent-style-name="Table_20_Heading">
      <style:paragraph-properties fo:line-height="100%"/>
    </style:style>
    <style:style style:name="P33" style:family="paragraph" style:parent-style-name="Text_20_body">
      <style:paragraph-properties fo:line-height="100%"/>
      <style:text-properties officeooo:rsid="000aebe3" officeooo:paragraph-rsid="000aebe3"/>
    </style:style>
    <style:style style:name="P34" style:family="paragraph" style:parent-style-name="Text_20_body">
      <style:paragraph-properties fo:line-height="100%"/>
      <style:text-properties officeooo:paragraph-rsid="000aebe3"/>
    </style:style>
    <style:style style:name="P35" style:family="paragraph" style:parent-style-name="Text_20_body">
      <style:paragraph-properties fo:line-height="100%"/>
      <style:text-properties officeooo:paragraph-rsid="000c01c0"/>
    </style:style>
    <style:style style:name="P36" style:family="paragraph" style:parent-style-name="Text_20_body">
      <style:paragraph-properties fo:line-height="100%"/>
      <style:text-properties officeooo:rsid="000d2b52" officeooo:paragraph-rsid="000d2b52"/>
    </style:style>
    <style:style style:name="P37" style:family="paragraph" style:parent-style-name="Text_20_body">
      <style:paragraph-properties fo:line-height="100%"/>
      <style:text-properties fo:font-weight="normal" officeooo:rsid="000d2b52" officeooo:paragraph-rsid="000d2b52" style:font-weight-asian="normal" style:font-weight-complex="normal"/>
    </style:style>
    <style:style style:name="P38" style:family="paragraph" style:parent-style-name="Text_20_body">
      <style:paragraph-properties fo:line-height="100%"/>
      <style:text-properties fo:font-weight="normal" officeooo:rsid="001183f7" officeooo:paragraph-rsid="001183f7" style:font-weight-asian="normal" style:font-weight-complex="normal"/>
    </style:style>
    <style:style style:name="P39" style:family="paragraph" style:parent-style-name="Text_20_body">
      <style:paragraph-properties fo:line-height="100%"/>
      <style:text-properties fo:font-weight="normal" officeooo:rsid="001390e9" officeooo:paragraph-rsid="0014e92f" style:font-weight-asian="normal" style:font-weight-complex="normal"/>
    </style:style>
    <style:style style:name="P40" style:family="paragraph" style:parent-style-name="Text_20_body">
      <style:text-properties officeooo:paragraph-rsid="00153a6f"/>
    </style:style>
    <style:style style:name="P41" style:family="paragraph" style:parent-style-name="Heading_20_2">
      <style:paragraph-properties fo:line-height="100%"/>
      <style:text-properties fo:font-weight="normal" officeooo:rsid="00122be7" officeooo:paragraph-rsid="00122be7" style:font-weight-asian="normal" style:font-weight-complex="normal"/>
    </style:style>
    <style:style style:name="P42" style:family="paragraph" style:parent-style-name="Standard">
      <style:paragraph-properties fo:line-height="100%" fo:break-before="page"/>
      <style:text-properties fo:font-weight="normal" officeooo:rsid="001390e9" officeooo:paragraph-rsid="001390e9" style:font-weight-asian="normal" style:font-weight-complex="normal"/>
    </style:style>
    <style:style style:name="P43" style:family="paragraph" style:parent-style-name="Text_20_body" style:list-style-name="L1">
      <style:paragraph-properties fo:line-height="100%"/>
    </style:style>
    <style:style style:name="P44" style:family="paragraph" style:parent-style-name="Text_20_body" style:list-style-name="L2">
      <style:paragraph-properties fo:line-height="100%"/>
    </style:style>
    <style:style style:name="P45" style:family="paragraph" style:parent-style-name="Text_20_body" style:list-style-name="L3">
      <style:paragraph-properties fo:line-height="100%"/>
    </style:style>
    <style:style style:name="P46" style:family="paragraph" style:parent-style-name="Text_20_body" style:list-style-name="L4">
      <style:paragraph-properties fo:line-height="100%"/>
      <style:text-properties officeooo:paragraph-rsid="000aebe3"/>
    </style:style>
    <style:style style:name="P47" style:family="paragraph" style:parent-style-name="Text_20_body" style:list-style-name="L5">
      <style:paragraph-properties fo:line-height="100%"/>
    </style:style>
    <style:style style:name="P48" style:family="paragraph" style:parent-style-name="Text_20_body">
      <style:paragraph-properties fo:line-height="100%"/>
      <style:text-properties fo:font-weight="normal" officeooo:rsid="001390e9" officeooo:paragraph-rsid="0014e92f" style:font-weight-asian="normal" style:font-weight-complex="normal"/>
    </style:style>
    <style:style style:name="P49" style:family="paragraph" style:parent-style-name="Text_20_body" style:list-style-name="L1">
      <style:paragraph-properties fo:margin-top="0cm" fo:margin-bottom="0cm" style:contextual-spacing="false" fo:line-height="100%"/>
    </style:style>
    <style:style style:name="P50" style:family="paragraph" style:parent-style-name="Text_20_body" style:list-style-name="L2">
      <style:paragraph-properties fo:margin-top="0cm" fo:margin-bottom="0cm" style:contextual-spacing="false" fo:line-height="100%"/>
    </style:style>
    <style:style style:name="P51" style:family="paragraph" style:parent-style-name="Text_20_body" style:list-style-name="L3">
      <style:paragraph-properties fo:margin-top="0cm" fo:margin-bottom="0cm" style:contextual-spacing="false" fo:line-height="100%"/>
    </style:style>
    <style:style style:name="P52" style:family="paragraph" style:parent-style-name="Text_20_body" style:list-style-name="L5">
      <style:paragraph-properties fo:margin-top="0cm" fo:margin-bottom="0cm" style:contextual-spacing="false" fo:line-height="100%"/>
    </style:style>
    <style:style style:name="T1" style:family="text">
      <style:text-properties officeooo:rsid="00045fbd"/>
    </style:style>
    <style:style style:name="T2" style:family="text">
      <style:text-properties fo:font-weight="bold"/>
    </style:style>
    <style:style style:name="T3" style:family="text">
      <style:text-properties fo:font-weight="bold" officeooo:rsid="000ac5b6" style:font-weight-asian="normal" style:font-weight-complex="normal"/>
    </style:style>
    <style:style style:name="T4" style:family="text">
      <style:text-properties fo:font-weight="normal" officeooo:rsid="000ac5b6" style:font-weight-asian="normal" style:font-weight-complex="normal"/>
    </style:style>
    <style:style style:name="T5" style:family="text">
      <style:text-properties fo:font-weight="normal" officeooo:rsid="000aebe3" style:font-weight-asian="normal" style:font-weight-complex="normal"/>
    </style:style>
    <style:style style:name="T6" style:family="text">
      <style:text-properties fo:font-weight="normal" officeooo:rsid="00063935" style:font-weight-asian="normal" style:font-weight-complex="normal"/>
    </style:style>
    <style:style style:name="T7" style:family="text">
      <style:text-properties fo:font-weight="normal" officeooo:rsid="001390e9" style:font-weight-asian="normal" style:font-weight-complex="normal"/>
    </style:style>
    <style:style style:name="T8" style:family="text">
      <style:text-properties fo:font-weight="normal" officeooo:rsid="0016596f" style:font-weight-asian="normal" style:font-weight-complex="normal"/>
    </style:style>
    <style:style style:name="T9" style:family="text">
      <style:text-properties officeooo:rsid="00046a03"/>
    </style:style>
    <style:style style:name="T10" style:family="text">
      <style:text-properties fo:language="pt" fo:country="BR"/>
    </style:style>
    <style:style style:name="T11" style:family="text">
      <style:text-properties fo:language="pt" fo:country="BR" fo:font-weight="bold"/>
    </style:style>
    <style:style style:name="T12" style:family="text">
      <style:text-properties fo:language="pt" fo:country="BR" officeooo:rsid="00046a03"/>
    </style:style>
    <style:style style:name="T13" style:family="text">
      <style:text-properties fo:language="sv" fo:country="SE" fo:font-style="italic"/>
    </style:style>
    <style:style style:name="T14" style:family="text">
      <style:text-properties fo:language="sv" fo:country="SE" fo:font-style="italic" officeooo:rsid="00046a03"/>
    </style:style>
    <style:style style:name="T15" style:family="text">
      <style:text-properties fo:font-style="italic"/>
    </style:style>
    <style:style style:name="T16" style:family="text">
      <style:text-properties fo:font-style="italic" fo:font-weight="normal" officeooo:rsid="000ac5b6" style:font-weight-asian="normal" style:font-weight-complex="normal"/>
    </style:style>
    <style:style style:name="T17" style:family="text">
      <style:text-properties officeooo:rsid="000a2824"/>
    </style:style>
    <style:style style:name="T18" style:family="text">
      <style:text-properties officeooo:rsid="000ac5b6"/>
    </style:style>
    <style:style style:name="T19" style:family="text">
      <style:text-properties officeooo:rsid="000c01c0"/>
    </style:style>
    <style:style style:name="T20" style:family="text">
      <style:text-properties officeooo:rsid="000fb7b7"/>
    </style:style>
    <style:style style:name="T21" style:family="text">
      <style:text-properties officeooo:rsid="00153a6f"/>
    </style:style>
    <style:style style:name="T22" style:family="text">
      <style:text-properties officeooo:rsid="00196d7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sendo banhada pelo <text:a xlink:type="simple" xlink:href="https://pt.wikipedia.org/wiki/Mar_Báltico" text:style-name="Internet_20_link" text:visited-style-name="Visited_20_Internet_20_Link">Mar Báltico</text:a> a leste e a sul </text:p>
      <text:p text:style-name="P25">Está separada da <text:a xlink:type="simple" xlink:href="https://pt.wikipedia.org/wiki/Dinamarca" text:style-name="Internet_20_link" text:visited-style-name="Visited_20_Internet_20_Link">Dinamarca</text:a> a sudoeste pelo <text:a xlink:type="simple" xlink:href="https://pt.wikipedia.org/wiki/Estreito_de_Öresund" text:style-name="Internet_20_link" text:visited-style-name="Visited_20_Internet_20_Link">estreito de Öresund</text:a>, sobre o qual corre a <text:a xlink:type="simple" xlink:href="https://pt.wikipedia.org/wiki/Ponte_do_Øresund" text:style-name="Internet_20_link" text:visited-style-name="Visited_20_Internet_20_Link">ponte de Öresund</text:a>. </text:p>
      <text:p text:style-name="P25"/>
      <text:p text:style-name="P25"/>
      <text:p text:style-name="P25"/>
      <text:p text:style-name="P25"><text:span text:style-name="T1">Suécia, </text:span><text:span text:style-name="T9">ou </text:span><text:span text:style-name="T13">Sverige</text:span><text:span text:style-name="T14">(svaria)</text:span></text:p>
      <text:p text:style-name="P29"/>
      <text:p text:style-name="P2"><text:span text:style-name="T22">O</text:span>ficialmente <text:span text:style-name="T2">Reino da Suécia</text:span></text:p>
      <text:p text:style-name="P26"/>
      <text:p text:style-name="P26"><text:span text:style-name="T10">A forma de cruz é inspirada na </text:span><text:span text:style-name="T11">bandeira</text:span><text:span text:style-name="T10"> dinamarquesa (Dannebrogen, </text:span><text:span text:style-name="T12">ou </text:span>"Pano honorável"<text:span text:style-name="T10">), representando essa cruz o cristianismo. Segundo a tradição, as </text:span><text:span text:style-name="T11">cores da bandeira</text:span><text:span text:style-name="T10"> - azul e amarela - são baseadas no brasão de armas sueco de 1442, que é dividida em quatro partes por uma cruz pátea dourada.</text:span></text:p>
      <text:p text:style-name="P3"/>
      <text:p text:style-name="P4">Vizinhos: Noruega [1619km] e Finlândia [586km]</text:p>
      <text:p text:style-name="P4"/>
      <text:p text:style-name="P4">Capital: Estocolmo</text:p>
      <text:p text:style-name="P4"/>
      <text:p text:style-name="P4">Clima: A maior parte da Suécia tem um <text:a xlink:type="simple" xlink:href="https://pt.wikipedia.org/wiki/Clima_temperado" text:style-name="Internet_20_link" text:visited-style-name="Visited_20_Internet_20_Link">clima temperado</text:a> </text:p>
      <text:p text:style-name="P4">O país pode ser dividido em três tipos de clima; a parte mais ao sul tem um <text:a xlink:type="simple" xlink:href="https://pt.wikipedia.org/wiki/Clima_oceânico" text:style-name="Internet_20_link" text:visited-style-name="Visited_20_Internet_20_Link">clima oceânico</text:a>, a parte central tem um <text:a xlink:type="simple" xlink:href="https://pt.wikipedia.org/wiki/Clima_continental_úmido" text:style-name="Internet_20_link" text:visited-style-name="Visited_20_Internet_20_Link">clima continental úmido</text:a> e a parte norte tem um <text:a xlink:type="simple" xlink:href="https://pt.wikipedia.org/wiki/Clima_sub-ártico" text:style-name="Internet_20_link" text:visited-style-name="Visited_20_Internet_20_Link">clima sub-ártico</text:a>. No entanto, a Suécia é muito mais quente e seca do que outros lugares situados em uma latitude similar, e até mesmo um pouco mais ao sul, principalmente devido à <text:a xlink:type="simple" xlink:href="https://pt.wikipedia.org/wiki/Corrente_do_Golfo" text:style-name="Internet_20_link" text:visited-style-name="Visited_20_Internet_20_Link">Corrente do Golfo</text:a>.</text:p>
      <text:p text:style-name="P4">Por causa de sua alta latitude, a duração do dia varia muito. </text:p>
      <text:p text:style-name="P4"/>
      <text:p text:style-name="P4">O <text:a xlink:type="simple" xlink:href="https://pt.wikipedia.org/wiki/Língua_sueca" text:style-name="Internet_20_link" text:visited-style-name="Visited_20_Internet_20_Link">sueco</text:a> é, desde julho de 2009, o <text:a xlink:type="simple" xlink:href="https://pt.wikipedia.org/wiki/Língua_oficial" text:style-name="Internet_20_link" text:visited-style-name="Visited_20_Internet_20_Link">idioma oficial</text:a> da Suécia, sendo a língua falada pela maioria da população. As <text:a xlink:type="simple" xlink:href="https://pt.wikipedia.org/wiki/Línguas_lapônicas" text:style-name="Internet_20_link" text:visited-style-name="Visited_20_Internet_20_Link">línguas lapônicas</text:a>, <text:a xlink:type="simple" xlink:href="https://pt.wikipedia.org/wiki/Língua_finlandesa" text:style-name="Internet_20_link" text:visited-style-name="Visited_20_Internet_20_Link">finlandesa</text:a>, <text:a xlink:type="simple" xlink:href="https://pt.wikipedia.org/wiki/Língua_iídiche" text:style-name="Internet_20_link" text:visited-style-name="Visited_20_Internet_20_Link">iídiche</text:a>, <text:a xlink:type="simple" xlink:href="https://pt.wikipedia.org/wiki/Romani" text:style-name="Internet_20_link" text:visited-style-name="Visited_20_Internet_20_Link">romani</text:a> e <text:a xlink:type="simple" xlink:href="https://pt.wikipedia.org/wiki/Meänkieli" text:style-name="Internet_20_link" text:visited-style-name="Visited_20_Internet_20_Link">meänkieli</text:a> são oficiais em algumas regiões do país, sendo usadas principalmente por grupos étnicos minoritários. </text:p>
      <text:p text:style-name="P4">Línguas: <text:a xlink:type="simple" xlink:href="https://pt.wikipedia.org/wiki/Língua_sueca" text:style-name="Internet_20_link" text:visited-style-name="Visited_20_Internet_20_Link">Sueco</text:a><text:line-break/>Línguas minoritárias: <text:a xlink:type="simple" xlink:href="https://pt.wikipedia.org/wiki/Língua_finlandesa" text:style-name="Internet_20_link" text:visited-style-name="Visited_20_Internet_20_Link">finlandês</text:a>, <text:a xlink:type="simple" xlink:href="https://pt.wikipedia.org/wiki/Língua_meänkieli" text:style-name="Internet_20_link" text:visited-style-name="Visited_20_Internet_20_Link">meänkieli</text:a>, <text:a xlink:type="simple" xlink:href="https://pt.wikipedia.org/wiki/Línguas_lapônicas" text:style-name="Internet_20_link" text:visited-style-name="Visited_20_Internet_20_Link">lapão</text:a> ou <text:a xlink:type="simple" xlink:href="https://pt.wikipedia.org/wiki/Romani" text:style-name="Internet_20_link" text:visited-style-name="Visited_20_Internet_20_Link">romani</text:a>, <text:a xlink:type="simple" xlink:href="https://pt.wikipedia.org/wiki/Iídiche" text:style-name="Internet_20_link" text:visited-style-name="Visited_20_Internet_20_Link">iídiche</text:a></text:p>
      <text:p text:style-name="P4"/>
      <text:p text:style-name="P8">Moeda: Coroa Sueca (SEK)</text:p>
      <text:p text:style-name="P8"/>
      <text:p text:style-name="P8">A Suécia é uma <text:a xlink:type="simple" xlink:href="https://pt.wikipedia.org/wiki/Monarquia_constitucional" text:style-name="Internet_20_link" text:visited-style-name="Visited_20_Internet_20_Link">monarquia constitucional</text:a>, onde o rei <text:a xlink:type="simple" xlink:href="https://pt.wikipedia.org/wiki/Carlos_XVI_Gustavo_da_Suécia" text:style-name="Internet_20_link" text:visited-style-name="Visited_20_Internet_20_Link">Carlos XVI Gustavo da Suécia</text:a> é o <text:a xlink:type="simple" xlink:href="https://pt.wikipedia.org/wiki/Chefe_de_Estado" text:style-name="Internet_20_link" text:visited-style-name="Visited_20_Internet_20_Link">chefe de Estado</text:a>, porém com poderes limitados a funções oficiais e cerimoniais.<text:bookmark text:name="cite_ref-54"/><text:a xlink:type="simple" xlink:href="https://pt.wikipedia.org/wiki/Suécia#cite_note-54" text:style-name="Internet_20_link" text:visited-style-name="Visited_20_Internet_20_Link">[54]</text:a> A <text:span text:style-name="T15">Economist Intelligence Unit</text:span>, embora reconhecendo que a <text:a xlink:type="simple" xlink:href="https://pt.wikipedia.org/wiki/Democracia" text:style-name="Internet_20_link" text:visited-style-name="Visited_20_Internet_20_Link">democracia</text:a> é algo complexo de ser medido, classificou a Suécia no primeiro lugar do <text:a xlink:type="simple" xlink:href="https://pt.wikipedia.org/wiki/Índice_de_Democracia" text:style-name="Internet_20_link" text:visited-style-name="Visited_20_Internet_20_Link">Índice de Democracia</text:a>, entre 167 países.<text:bookmark text:name="cite_ref-55"/> </text:p>
      <text:p text:style-name="P8">O principal órgão legislativo da nação é o <text:a xlink:type="simple" xlink:href="https://pt.wikipedia.org/wiki/Riksdag" text:style-name="Internet_20_link" text:visited-style-name="Visited_20_Internet_20_Link"><text:span text:style-name="T15">Riksdag</text:span></text:a> (<text:a xlink:type="simple" xlink:href="https://pt.wikipedia.org/wiki/Parlamento_da_Suécia" text:style-name="Internet_20_link" text:visited-style-name="Visited_20_Internet_20_Link">Parlamento da Suécia</text:a>), com 349 membros que escolhem o <text:a xlink:type="simple" xlink:href="https://pt.wikipedia.org/wiki/Lista_de_primeiros-ministros_da_Suécia" text:style-name="Internet_20_link" text:visited-style-name="Visited_20_Internet_20_Link">primeiro-ministro do país</text:a>. As eleições legislativas são realizadas a cada quatro anos, no terceiro domingo de setembro. <text:s/></text:p>
      <text:p text:style-name="P4"/>
      <text:p text:style-name="P4"/>
      <text:p text:style-name="P4">A Suécia é uma <text:a xlink:type="simple" xlink:href="https://pt.wikipedia.org/wiki/Economia_mista" text:style-name="Internet_20_link" text:visited-style-name="Visited_20_Internet_20_Link">economia mista</text:a> orientada para a <text:a xlink:type="simple" xlink:href="https://pt.wikipedia.org/wiki/Exportação" text:style-name="Internet_20_link" text:visited-style-name="Visited_20_Internet_20_Link">exportação</text:a> com um sistema de distribuição moderno, excelente <text:a xlink:type="simple" xlink:href="https://pt.wikipedia.org/wiki/Comunicação" text:style-name="Internet_20_link" text:visited-style-name="Visited_20_Internet_20_Link">comunicação</text:a> interna e externa e uma força de <text:a xlink:type="simple" xlink:href="https://pt.wikipedia.org/wiki/Trabalho_(economia)" text:style-name="Internet_20_link" text:visited-style-name="Visited_20_Internet_20_Link">trabalho</text:a> qualificada. </text:p>
      <text:p text:style-name="P4"/>
      <text:p text:style-name="P8">Principais parcerias economicas: <text:span text:style-name="T17">Segundo o número de exportações da suécia com dados de 2014, temos a seguinte lista de países para os quais a suécia tem relações comerciais:</text:span></text:p>
      <text:p text:style-name="P9">Noruega, Alemanha, Reino Unico, Finlândia, Dinamarca, Estados Unidos, Países Baixos, Bélgica, França e China, <text:span text:style-name="T18">por ordem de maior para menor.</text:span></text:p>
      <text:p text:style-name="P8"><text:soft-page-break/></text:p>
      <text:p text:style-name="P5"/>
      <text:p text:style-name="P10">Principais Exportações: </text:p>
      <text:p text:style-name="P6"><text:a xlink:type="simple" xlink:href="https://pt.wikipedia.org/wiki/Hidrelétrica" text:style-name="Internet_20_link" text:visited-style-name="Visited_20_Internet_20_Link">Hidrelétricas</text:a>, <text:a xlink:type="simple" xlink:href="https://pt.wikipedia.org/wiki/Madeira" text:style-name="Internet_20_link" text:visited-style-name="Visited_20_Internet_20_Link">madeira</text:a> e <text:a xlink:type="simple" xlink:href="https://pt.wikipedia.org/wiki/Minério_de_ferro" text:style-name="Internet_20_link" text:visited-style-name="Visited_20_Internet_20_Link">minério de ferro</text:a> constituem a base de recursos de uma economia fortemente orientada para o <text:a xlink:type="simple" xlink:href="https://pt.wikipedia.org/wiki/Comércio_exterior" text:style-name="Internet_20_link" text:visited-style-name="Visited_20_Internet_20_Link">comércio exterior</text:a>. </text:p>
      <text:p text:style-name="P5"/>
      <text:p text:style-name="P5">As 20 maiores (por volume de negócios em 2007) empresas registradas na Suécia são a <text:a xlink:type="simple" xlink:href="https://pt.wikipedia.org/wiki/Volvo" text:style-name="Internet_20_link" text:visited-style-name="Visited_20_Internet_20_Link">Volvo</text:a>, <text:a xlink:type="simple" xlink:href="https://pt.wikipedia.org/wiki/Ericsson" text:style-name="Internet_20_link" text:visited-style-name="Visited_20_Internet_20_Link">Ericsson</text:a>, <text:a xlink:type="simple" xlink:href="https://pt.wikipedia.org/wiki/Vattenfall" text:style-name="Internet_20_link" text:visited-style-name="Visited_20_Internet_20_Link">Vattenfall</text:a>, <text:a xlink:type="simple" xlink:href="https://pt.wikipedia.org/wiki/Skanska_(empresa)" text:style-name="Internet_20_link" text:visited-style-name="Visited_20_Internet_20_Link">Skanska</text:a>, <text:a xlink:type="simple" xlink:href="https://pt.wikipedia.org/wiki/Sony_Ericsson" text:style-name="Internet_20_link" text:visited-style-name="Visited_20_Internet_20_Link">Sony Ericsson Mobile Communications AB</text:a>, <text:a xlink:type="simple" xlink:href="https://pt.wikipedia.org/w/index.php?title=Svenska_Cellulosa_Aktiebolaget&amp;action=edit&amp;redlink=1" text:style-name="Internet_20_link" text:visited-style-name="Visited_20_Internet_20_Link">Svenska Cellulosa Aktiebolaget</text:a>, <text:a xlink:type="simple" xlink:href="https://pt.wikipedia.org/wiki/Electrolux" text:style-name="Internet_20_link" text:visited-style-name="Visited_20_Internet_20_Link">Electrolux</text:a>, <text:a xlink:type="simple" xlink:href="https://pt.wikipedia.org/wiki/IKEA" text:style-name="Internet_20_link" text:visited-style-name="Visited_20_Internet_20_Link">IKEA</text:a>, <text:a xlink:type="simple" xlink:href="https://pt.wikipedia.org/wiki/Volvo_Cars" text:style-name="Internet_20_link" text:visited-style-name="Visited_20_Internet_20_Link">Volvo Personvagnar</text:a>, <text:a xlink:type="simple" xlink:href="https://pt.wikipedia.org/wiki/TeliaSonera" text:style-name="Internet_20_link" text:visited-style-name="Visited_20_Internet_20_Link">TeliaSonera</text:a>, <text:a xlink:type="simple" xlink:href="https://pt.wikipedia.org/wiki/Sandvik" text:style-name="Internet_20_link" text:visited-style-name="Visited_20_Internet_20_Link">Sandvik</text:a>, <text:a xlink:type="simple" xlink:href="https://pt.wikipedia.org/wiki/Scania" text:style-name="Internet_20_link" text:visited-style-name="Visited_20_Internet_20_Link">Scania</text:a>, <text:a xlink:type="simple" xlink:href="https://pt.wikipedia.org/w/index.php?title=ICA_AB&amp;action=edit&amp;redlink=1" text:style-name="Internet_20_link" text:visited-style-name="Visited_20_Internet_20_Link">ICA</text:a>, <text:a xlink:type="simple" xlink:href="https://pt.wikipedia.org/wiki/Hennes_%26_Mauritz" text:style-name="Internet_20_link" text:visited-style-name="Visited_20_Internet_20_Link">Hennes &amp; Mauritz</text:a>, <text:a xlink:type="simple" xlink:href="https://pt.wikipedia.org/wiki/Nordea" text:style-name="Internet_20_link" text:visited-style-name="Visited_20_Internet_20_Link">Nordea</text:a>, <text:a xlink:type="simple" xlink:href="https://pt.wikipedia.org/w/index.php?title=Preem&amp;action=edit&amp;redlink=1" text:style-name="Internet_20_link" text:visited-style-name="Visited_20_Internet_20_Link">Preem</text:a>, <text:a xlink:type="simple" xlink:href="https://pt.wikipedia.org/wiki/Atlas_Copco" text:style-name="Internet_20_link" text:visited-style-name="Visited_20_Internet_20_Link">Atlas Copco</text:a>, <text:a xlink:type="simple" xlink:href="https://pt.wikipedia.org/w/index.php?title=Securitas&amp;action=edit&amp;redlink=1" text:style-name="Internet_20_link" text:visited-style-name="Visited_20_Internet_20_Link">Securitas</text:a>, <text:a xlink:type="simple" xlink:href="https://pt.wikipedia.org/w/index.php?title=Nordstjernan&amp;action=edit&amp;redlink=1" text:style-name="Internet_20_link" text:visited-style-name="Visited_20_Internet_20_Link">Nordstjernan</text:a> e <text:a xlink:type="simple" xlink:href="https://pt.wikipedia.org/wiki/SKF" text:style-name="Internet_20_link" text:visited-style-name="Visited_20_Internet_20_Link">SKF</text:a>.<text:bookmark text:name="cite_ref-64"/><text:a xlink:type="simple" xlink:href="https://pt.wikipedia.org/wiki/Suécia#cite_note-64" text:style-name="Internet_20_link" text:visited-style-name="Visited_20_Internet_20_Link">[64]</text:a> A indústria sueca está, na sua esmagadora maioria, sob controle privado, ao contrário de outros <text:a xlink:type="simple" xlink:href="https://pt.wikipedia.org/wiki/Mundo_ocidental" text:style-name="Internet_20_link" text:visited-style-name="Visited_20_Internet_20_Link">países ocidentais</text:a> <text:a xlink:type="simple" xlink:href="https://pt.wikipedia.org/wiki/Indústria" text:style-name="Internet_20_link" text:visited-style-name="Visited_20_Internet_20_Link">industrializados</text:a>, como a <text:a xlink:type="simple" xlink:href="https://pt.wikipedia.org/wiki/Áustria" text:style-name="Internet_20_link" text:visited-style-name="Visited_20_Internet_20_Link">Áustria</text:a> e a <text:a xlink:type="simple" xlink:href="https://pt.wikipedia.org/wiki/Itália" text:style-name="Internet_20_link" text:visited-style-name="Visited_20_Internet_20_Link">Itália</text:a>, onde as <text:a xlink:type="simple" xlink:href="https://pt.wikipedia.org/wiki/Empresa_pública" text:style-name="Internet_20_link" text:visited-style-name="Visited_20_Internet_20_Link">empresas públicas</text:a> têm tradicionalmente maior importância. </text:p>
      <text:p text:style-name="P5"/>
      <text:p text:style-name="P5"/>
      <text:p text:style-name="P10">As cidades mais populosas:</text:p>
      <text:p text:style-name="P10">Estocolmo</text:p>
      <text:p text:style-name="P10">Gotemburgo</text:p>
      <text:p text:style-name="P10">Malmö</text:p>
      <text:p text:style-name="P10">Uppsala</text:p>
      <text:p text:style-name="P10">Västerås</text:p>
      <text:p text:style-name="P10">Örebro</text:p>
      <text:p text:style-name="P10">Linköping</text:p>
      <text:p text:style-name="P10">Helsingborg</text:p>
      <text:p text:style-name="P10">Jönköping</text:p>
      <text:p text:style-name="P10">Norrköping</text:p>
      <text:p text:style-name="P10"/>
      <text:p text:style-name="P10"/>
      <text:p text:style-name="P24"><text:span text:style-name="T10">Os </text:span><text:span text:style-name="T11">rios</text:span><text:span text:style-name="T10"> mais </text:span><text:span text:style-name="T11">importantes</text:span><text:span text:style-name="T10"> da </text:span><text:span text:style-name="T11">Suécia</text:span><text:span text:style-name="T10"> são o Torne, que forma a fronteira com a Finlândia, o Lule, que drena a maior parte da Lapónia sueca, o Ångerma, o Ume e o Indals. Todos estes </text:span><text:span text:style-name="T11">rios</text:span><text:span text:style-name="T10"> se originam nos Alpes Escandinavos e desaguam no Mar Báltico.</text:span></text:p>
      <text:p text:style-name="P30">Lista dos maiores rios da suécia:</text:p>
      <text:p text:style-name="P30"/>
      <table:table table:name="Tabela1" table:style-name="Tabela1">
        <table:table-column table:style-name="Tabela1.A"/>
        <table:table-column table:style-name="Tabela1.B"/>
        <table:table-column table:style-name="Tabela1.C"/>
        <table:table-column table:style-name="Tabela1.D"/>
        <table:table-column table:style-name="Tabela1.E"/>
        <table:table-row table:style-name="TableLine1882241403472">
          <table:table-cell table:style-name="Tabela1.A1" office:value-type="string">
            <text:p text:style-name="P32">Nr.</text:p>
          </table:table-cell>
          <table:table-cell table:style-name="Tabela1.A1" office:value-type="string">
            <text:p text:style-name="P32">Rio</text:p>
          </table:table-cell>
          <table:table-cell table:style-name="Tabela1.A1" office:value-type="string">
            <text:p text:style-name="P32">Comprimento</text:p>
          </table:table-cell>
          <table:table-cell table:style-name="Tabela1.A1" office:value-type="string">
            <text:p text:style-name="P32">Nascente</text:p>
          </table:table-cell>
          <table:table-cell table:style-name="Tabela1.A1" office:value-type="string">
            <text:p text:style-name="P32">Foz</text:p>
          </table:table-cell>
        </table:table-row>
        <table:table-row table:style-name="TableLine1882241389328">
          <table:table-cell table:style-name="Tabela1.A1" office:value-type="string">
            <text:p text:style-name="P31">1.</text:p>
          </table:table-cell>
          <table:table-cell table:style-name="Tabela1.A1" office:value-type="string">
            <text:p text:style-name="P31">Gota/Clar</text:p>
          </table:table-cell>
          <table:table-cell table:style-name="Tabela1.A1" office:value-type="string">
            <text:p text:style-name="P31">731 km</text:p>
          </table:table-cell>
          <table:table-cell table:style-name="Tabela1.A1" office:value-type="string">
            <text:p text:style-name="P31">Noruega</text:p>
          </table:table-cell>
          <table:table-cell table:style-name="Tabela1.A1" office:value-type="string">
            <text:p text:style-name="P31">Mar do Norte</text:p>
          </table:table-cell>
        </table:table-row>
        <table:table-row table:style-name="TableLine1882241386880">
          <table:table-cell table:style-name="Tabela1.A1" office:value-type="string">
            <text:p text:style-name="P31">2.</text:p>
          </table:table-cell>
          <table:table-cell table:style-name="Tabela1.A1" office:value-type="string">
            <text:p text:style-name="P31">Dal</text:p>
          </table:table-cell>
          <table:table-cell table:style-name="Tabela1.A1" office:value-type="string">
            <text:p text:style-name="P31">541 km</text:p>
          </table:table-cell>
          <table:table-cell table:style-name="Tabela1.A1" office:value-type="string">
            <text:p text:style-name="P31">Noruega</text:p>
          </table:table-cell>
          <table:table-cell table:style-name="Tabela1.A1" office:value-type="string">
            <text:p text:style-name="P31">Mar Báltico</text:p>
          </table:table-cell>
        </table:table-row>
        <table:table-row table:style-name="TableLine1882241394496">
          <table:table-cell table:style-name="Tabela1.A1" office:value-type="string">
            <text:p text:style-name="P31">3.</text:p>
          </table:table-cell>
          <table:table-cell table:style-name="Tabela1.A1" office:value-type="string">
            <text:p text:style-name="P31">Torne</text:p>
          </table:table-cell>
          <table:table-cell table:style-name="Tabela1.A1" office:value-type="string">
            <text:p text:style-name="P31">513 km</text:p>
          </table:table-cell>
          <table:table-cell table:style-name="Tabela1.A1" office:value-type="string">
            <text:p text:style-name="P31">Lapónia</text:p>
          </table:table-cell>
          <table:table-cell table:style-name="Tabela1.A1" office:value-type="string">
            <text:p text:style-name="P31">Mar Báltico</text:p>
          </table:table-cell>
        </table:table-row>
        <table:table-row table:style-name="TableLine1882241390960">
          <table:table-cell table:style-name="Tabela1.A1" office:value-type="string">
            <text:p text:style-name="P31">4.</text:p>
          </table:table-cell>
          <table:table-cell table:style-name="Tabela1.A1" office:value-type="string">
            <text:p text:style-name="P31">Cálix</text:p>
          </table:table-cell>
          <table:table-cell table:style-name="Tabela1.A1" office:value-type="string">
            <text:p text:style-name="P31">460 km</text:p>
          </table:table-cell>
          <table:table-cell table:style-name="Tabela1.A1" office:value-type="string">
            <text:p text:style-name="P31">Lapónia</text:p>
          </table:table-cell>
          <table:table-cell table:style-name="Tabela1.A1" office:value-type="string">
            <text:p text:style-name="P31">Mar Báltico</text:p>
          </table:table-cell>
        </table:table-row>
        <table:table-row table:style-name="TableLine1882241386064">
          <table:table-cell table:style-name="Tabela1.A1" office:value-type="string">
            <text:p text:style-name="P31">5.</text:p>
          </table:table-cell>
          <table:table-cell table:style-name="Tabela1.A1" office:value-type="string">
            <text:p text:style-name="P31">Lule</text:p>
          </table:table-cell>
          <table:table-cell table:style-name="Tabela1.A1" office:value-type="string">
            <text:p text:style-name="P31">457 km</text:p>
          </table:table-cell>
          <table:table-cell table:style-name="Tabela1.A1" office:value-type="string">
            <text:p text:style-name="P31">Lapónia</text:p>
          </table:table-cell>
          <table:table-cell table:style-name="Tabela1.A1" office:value-type="string">
            <text:p text:style-name="P31">Mar Báltico</text:p>
          </table:table-cell>
        </table:table-row>
        <table:table-row table:style-name="TableLine1882241394224">
          <table:table-cell table:style-name="Tabela1.A1" office:value-type="string">
            <text:p text:style-name="P31">6.</text:p>
          </table:table-cell>
          <table:table-cell table:style-name="Tabela1.A1" office:value-type="string">
            <text:p text:style-name="P31">Vindel</text:p>
          </table:table-cell>
          <table:table-cell table:style-name="Tabela1.A1" office:value-type="string">
            <text:p text:style-name="P31">450 km</text:p>
          </table:table-cell>
          <table:table-cell table:style-name="Tabela1.A1" office:value-type="string">
            <text:p text:style-name="P31">Lapónia</text:p>
          </table:table-cell>
          <table:table-cell table:style-name="Tabela1.A1" office:value-type="string">
            <text:p text:style-name="P31">Mar Báltico</text:p>
          </table:table-cell>
        </table:table-row>
        <table:table-row table:style-name="TableLine1882241401296">
          <table:table-cell table:style-name="Tabela1.A1" office:value-type="string">
            <text:p text:style-name="P31">7.</text:p>
          </table:table-cell>
          <table:table-cell table:style-name="Tabela1.A1" office:value-type="string">
            <text:p text:style-name="P31">Ume</text:p>
          </table:table-cell>
          <table:table-cell table:style-name="Tabela1.A1" office:value-type="string">
            <text:p text:style-name="P31">449 km</text:p>
          </table:table-cell>
          <table:table-cell table:style-name="Tabela1.A1" office:value-type="string">
            <text:p text:style-name="P31">Lapónia</text:p>
          </table:table-cell>
          <table:table-cell table:style-name="Tabela1.A1" office:value-type="string">
            <text:p text:style-name="P31">Mar Báltico</text:p>
          </table:table-cell>
        </table:table-row>
        <table:table-row table:style-name="TableLine1882241386336">
          <table:table-cell table:style-name="Tabela1.A1" office:value-type="string">
            <text:p text:style-name="P31">8.</text:p>
          </table:table-cell>
          <table:table-cell table:style-name="Tabela1.A1" office:value-type="string">
            <text:p text:style-name="P31">Angerman</text:p>
          </table:table-cell>
          <table:table-cell table:style-name="Tabela1.A1" office:value-type="string">
            <text:p text:style-name="P31">447 km</text:p>
          </table:table-cell>
          <table:table-cell table:style-name="Tabela1.A1" office:value-type="string">
            <text:p text:style-name="P31">Lapónia</text:p>
          </table:table-cell>
          <table:table-cell table:style-name="Tabela1.A1" office:value-type="string">
            <text:p text:style-name="P31">Mar Báltico</text:p>
          </table:table-cell>
        </table:table-row>
        <table:table-row table:style-name="TableLine1882241399936">
          <table:table-cell table:style-name="Tabela1.A1" office:value-type="string">
            <text:p text:style-name="P31">9.</text:p>
          </table:table-cell>
          <table:table-cell table:style-name="Tabela1.A1" office:value-type="string">
            <text:p text:style-name="P31">Ljusnan</text:p>
          </table:table-cell>
          <table:table-cell table:style-name="Tabela1.A1" office:value-type="string">
            <text:p text:style-name="P31">437 km</text:p>
          </table:table-cell>
          <table:table-cell table:style-name="Tabela1.A1" office:value-type="string">
            <text:p text:style-name="P31">Herdália</text:p>
          </table:table-cell>
          <table:table-cell table:style-name="Tabela1.A1" office:value-type="string">
            <text:p text:style-name="P31">Mar Báltico</text:p>
          </table:table-cell>
        </table:table-row>
        <table:table-row table:style-name="TableLine1882241389872">
          <table:table-cell table:style-name="Tabela1.A1" office:value-type="string">
            <text:p text:style-name="P31">10.</text:p>
          </table:table-cell>
          <table:table-cell table:style-name="Tabela1.A1" office:value-type="string">
            <text:p text:style-name="P31">Indals</text:p>
          </table:table-cell>
          <table:table-cell table:style-name="Tabela1.A1" office:value-type="string">
            <text:p text:style-name="P31">426 km</text:p>
          </table:table-cell>
          <table:table-cell table:style-name="Tabela1.A1" office:value-type="string">
            <text:p text:style-name="P31">Jemtlândia</text:p>
          </table:table-cell>
          <table:table-cell table:style-name="Tabela1.A1" office:value-type="string">
            <text:p text:style-name="P31">Mar Báltico</text:p>
          </table:table-cell>
        </table:table-row>
        <table:table-row table:style-name="TableLine1882241389056">
          <table:table-cell table:style-name="Tabela1.A1" office:value-type="string">
            <text:p text:style-name="P31">11.</text:p>
          </table:table-cell>
          <table:table-cell table:style-name="Tabela1.A1" office:value-type="string">
            <text:p text:style-name="P31">Skellefte</text:p>
          </table:table-cell>
          <table:table-cell table:style-name="Tabela1.A1" office:value-type="string">
            <text:p text:style-name="P31">410 km</text:p>
          </table:table-cell>
          <table:table-cell table:style-name="Tabela1.A1" office:value-type="string">
            <text:p text:style-name="P31">Lapónia</text:p>
          </table:table-cell>
          <table:table-cell table:style-name="Tabela1.A1" office:value-type="string">
            <text:p text:style-name="P31">Mar Báltico</text:p>
          </table:table-cell>
        </table:table-row>
      </table:table>
      <text:p text:style-name="P30"/>
      <text:p text:style-name="P10">A <text:a xlink:type="simple" xlink:href="https://pt.wikipedia.org/wiki/Densidade_populacional" text:style-name="Internet_20_link" text:visited-style-name="Visited_20_Internet_20_Link">densidade populacional</text:a> é de apenas 20,6 habitantes por km² e é substancialmente mais elevada no sul do que no norte. Cerca de 85% da população vive em áreas urbanas. A capital, Estocolmo, <text:soft-page-break/>possui uma população de aproximadamente 800 000 (com 1,3 milhão na área urbana e 2 milhões na área metropolitana). A segunda e terceira maiores cidades são <text:a xlink:type="simple" xlink:href="https://pt.wikipedia.org/wiki/Gotemburgo" text:style-name="Internet_20_link" text:visited-style-name="Visited_20_Internet_20_Link">Gotemburgo</text:a> e <text:a xlink:type="simple" xlink:href="https://pt.wikipedia.org/wiki/Malmö" text:style-name="Internet_20_link" text:visited-style-name="Visited_20_Internet_20_Link">Malmö</text:a>. </text:p>
      <text:p text:style-name="P10"/>
      <text:p text:style-name="P10"/>
      <text:p text:style-name="P27"><text:span text:style-name="T4">A </text:span><text:span text:style-name="T3">emigração</text:span><text:span text:style-name="T4"> no século XIX a Suécia chegou a ter uma taxa de crescimento populacional de 1,2% ao ano, que lhe permitiu dobrar de população em 60 anos. Este fenômeno ocorreu antes da </text:span><text:a xlink:type="simple" xlink:href="https://pt.wikipedia.org/wiki/Revolução_Industrial" text:style-name="Internet_20_link" text:visited-style-name="Visited_20_Internet_20_Link"><text:span text:style-name="T4">Revolução Industrial</text:span></text:a><text:span text:style-name="T4">, e teve como conseqüência a pauperização</text:span><text:span text:style-name="T5">(empobrecimento)</text:span><text:span text:style-name="T4"> da população rural, forçando muitos suecos a emigrar, principalmente para os </text:span><text:a xlink:type="simple" xlink:href="https://pt.wikipedia.org/wiki/Estados_Unidos" text:style-name="Internet_20_link" text:visited-style-name="Visited_20_Internet_20_Link"><text:span text:style-name="T4">Estados Unidos</text:span></text:a><text:span text:style-name="T4">. Hoje, com o país bastante industrializado, a taxa de crescimento anual da população é de 1.2‰ ou 0,1% ao ano, e dá-se um fenômeno inverso, ou seja, há recebimento de </text:span><text:a xlink:type="simple" xlink:href="https://pt.wikipedia.org/wiki/Imigração" text:style-name="Internet_20_link" text:visited-style-name="Visited_20_Internet_20_Link"><text:span text:style-name="T4">imigrantes</text:span></text:a><text:span text:style-name="T4">. </text:span></text:p>
      <text:p text:style-name="P11"/>
      <text:p text:style-name="P11"/>
      <text:p text:style-name="P23"><text:span text:style-name="T18">C</text:span>ulinária</text:p>
      <text:p text:style-name="P27"><text:span text:style-name="T4">A </text:span><text:a xlink:type="simple" xlink:href="https://pt.wikipedia.org/wiki/Culinária" text:style-name="Internet_20_link" text:visited-style-name="Visited_20_Internet_20_Link"><text:span text:style-name="T3">culinária</text:span></text:a><text:span text:style-name="T3"> da </text:span><text:a xlink:type="simple" xlink:href="https://pt.wikipedia.org/wiki/Suécia" text:style-name="Internet_20_link" text:visited-style-name="Visited_20_Internet_20_Link"><text:span text:style-name="T3">Suécia</text:span></text:a><text:span text:style-name="T4"> baseia-se nas </text:span><text:a xlink:type="simple" xlink:href="https://pt.wikipedia.org/wiki/Carne" text:style-name="Internet_20_link" text:visited-style-name="Visited_20_Internet_20_Link"><text:span text:style-name="T4">carnes</text:span></text:a><text:span text:style-name="T4"> e </text:span><text:a xlink:type="simple" xlink:href="https://pt.wikipedia.org/wiki/Laticínio" text:style-name="Internet_20_link" text:visited-style-name="Visited_20_Internet_20_Link"><text:span text:style-name="T4">laticínios</text:span></text:a><text:span text:style-name="T4">, </text:span><text:a xlink:type="simple" xlink:href="https://pt.wikipedia.org/wiki/Peixe" text:style-name="Internet_20_link" text:visited-style-name="Visited_20_Internet_20_Link"><text:span text:style-name="T4">peixe</text:span></text:a><text:span text:style-name="T4">, </text:span><text:a xlink:type="simple" xlink:href="https://pt.wikipedia.org/wiki/Baga" text:style-name="Internet_20_link" text:visited-style-name="Visited_20_Internet_20_Link"><text:span text:style-name="T4">bagas</text:span></text:a><text:span text:style-name="T4"> silvestres, como o </text:span><text:a xlink:type="simple" xlink:href="https://pt.wikipedia.org/wiki/Mirtilo" text:style-name="Internet_20_link" text:visited-style-name="Visited_20_Internet_20_Link"><text:span text:style-name="T4">mirtilo</text:span></text:a><text:span text:style-name="T4"> e o </text:span><text:a xlink:type="simple" xlink:href="https://pt.wikipedia.org/wiki/Arando-vermelho" text:style-name="Internet_20_link" text:visited-style-name="Visited_20_Internet_20_Link"><text:span text:style-name="T4">arando-vermelho</text:span></text:a><text:span text:style-name="T4">, com as quais se fazem compotas que, muitas vezes acompanham a comida. As </text:span><text:a xlink:type="simple" xlink:href="https://pt.wikipedia.org/wiki/Batata" text:style-name="Internet_20_link" text:visited-style-name="Visited_20_Internet_20_Link"><text:span text:style-name="T4">batatas</text:span></text:a><text:span text:style-name="T4"> são o acompanhamento normal da comida sueca, cozidas ou em </text:span><text:a xlink:type="simple" xlink:href="https://pt.wikipedia.org/wiki/Puré" text:style-name="Internet_20_link" text:visited-style-name="Visited_20_Internet_20_Link"><text:span text:style-name="T4">puré</text:span></text:a><text:span text:style-name="T4">, embora também se usem outros vegetais como os </text:span><text:a xlink:type="simple" xlink:href="https://pt.wikipedia.org/wiki/Pepino" text:style-name="Internet_20_link" text:visited-style-name="Visited_20_Internet_20_Link"><text:span text:style-name="T4">pepinos</text:span></text:a><text:span text:style-name="T4">, frescos ou em </text:span><text:a xlink:type="simple" xlink:href="https://pt.wikipedia.org/wiki/Picles" text:style-name="Internet_20_link" text:visited-style-name="Visited_20_Internet_20_Link"><text:span text:style-name="T4">picles</text:span></text:a><text:span text:style-name="T4">.</text:span></text:p>
      <text:p text:style-name="P11"/>
      <text:p text:style-name="P27"><text:span text:style-name="T4">Na Suécia come-se uma grande variedade de </text:span><text:a xlink:type="simple" xlink:href="https://pt.wikipedia.org/wiki/Pão" text:style-name="Internet_20_link" text:visited-style-name="Visited_20_Internet_20_Link"><text:span text:style-name="T4">pães</text:span></text:a><text:span text:style-name="T4">, desde os macios aos crocantes, principalmente de </text:span><text:a xlink:type="simple" xlink:href="https://pt.wikipedia.org/wiki/Centeio" text:style-name="Internet_20_link" text:visited-style-name="Visited_20_Internet_20_Link"><text:span text:style-name="T4">centeio</text:span></text:a><text:span text:style-name="T4">, mas também de </text:span><text:a xlink:type="simple" xlink:href="https://pt.wikipedia.org/wiki/Trigo" text:style-name="Internet_20_link" text:visited-style-name="Visited_20_Internet_20_Link"><text:span text:style-name="T4">trigo</text:span></text:a><text:span text:style-name="T4"> (ou da sua variedade selvagem, a </text:span><text:a xlink:type="simple" xlink:href="https://pt.wikipedia.org/wiki/Espelta" text:style-name="Internet_20_link" text:visited-style-name="Visited_20_Internet_20_Link"><text:span text:style-name="T4">espelta</text:span></text:a><text:span text:style-name="T4">), </text:span><text:a xlink:type="simple" xlink:href="https://pt.wikipedia.org/wiki/Cevada" text:style-name="Internet_20_link" text:visited-style-name="Visited_20_Internet_20_Link"><text:span text:style-name="T4">cevada</text:span></text:a><text:span text:style-name="T4">, de massa escura ou clara, usando muitas vezes farinha integral e mesmo com massa azeda. Também são muito apreciados os </text:span><text:a xlink:type="simple" xlink:href="https://pt.wikipedia.org/wiki/Bolo" text:style-name="Internet_20_link" text:visited-style-name="Visited_20_Internet_20_Link"><text:span text:style-name="T4">bolos</text:span></text:a><text:span text:style-name="T4"> e </text:span><text:a xlink:type="simple" xlink:href="https://pt.wikipedia.org/wiki/Biscoito" text:style-name="Internet_20_link" text:visited-style-name="Visited_20_Internet_20_Link"><text:span text:style-name="T4">biscoitos</text:span></text:a><text:span text:style-name="T4">. </text:span><text:bookmark text:name="cite_ref-4"/><text:a xlink:type="simple" xlink:href="https://pt.wikipedia.org/wiki/Culinária_da_Suécia#cite_note-4" text:style-name="Internet_20_link" text:visited-style-name="Visited_20_Internet_20_Link"><text:span text:style-name="T4">[4]</text:span></text:a><text:span text:style-name="T4"> No norte do país, é consumida a carne de </text:span><text:a xlink:type="simple" xlink:href="https://pt.wikipedia.org/wiki/Rena" text:style-name="Internet_20_link" text:visited-style-name="Visited_20_Internet_20_Link"><text:span text:style-name="T4">rena</text:span></text:a><text:span text:style-name="T4">, e no sul, há maior utilização de </text:span><text:a xlink:type="simple" xlink:href="https://pt.wikipedia.org/wiki/Legumes" text:style-name="Internet_20_link" text:visited-style-name="Visited_20_Internet_20_Link"><text:span text:style-name="T4">legumes</text:span></text:a><text:span text:style-name="T4"> e </text:span><text:a xlink:type="simple" xlink:href="https://pt.wikipedia.org/wiki/Verduras" text:style-name="Internet_20_link" text:visited-style-name="Visited_20_Internet_20_Link"><text:span text:style-name="T4">verduras</text:span></text:a><text:span text:style-name="T4">. Os peixes mais consumidos são o </text:span><text:a xlink:type="simple" xlink:href="https://pt.wikipedia.org/wiki/Bacalhau" text:style-name="Internet_20_link" text:visited-style-name="Visited_20_Internet_20_Link"><text:span text:style-name="T4">bacalhau</text:span></text:a><text:span text:style-name="T4">, a </text:span><text:a xlink:type="simple" xlink:href="https://pt.wikipedia.org/wiki/Sarda" text:style-name="Internet_20_link" text:visited-style-name="Visited_20_Internet_20_Link"><text:span text:style-name="T4">sarda</text:span></text:a><text:span text:style-name="T4">, o </text:span><text:a xlink:type="simple" xlink:href="https://pt.wikipedia.org/wiki/Arenque" text:style-name="Internet_20_link" text:visited-style-name="Visited_20_Internet_20_Link"><text:span text:style-name="T4">arenque</text:span></text:a><text:span text:style-name="T4"> e o </text:span><text:a xlink:type="simple" xlink:href="https://pt.wikipedia.org/wiki/Salmão" text:style-name="Internet_20_link" text:visited-style-name="Visited_20_Internet_20_Link"><text:span text:style-name="T4">salmão</text:span></text:a><text:span text:style-name="T4">. Uma especialidade da Suécia, é o </text:span><text:a xlink:type="simple" xlink:href="https://pt.wikipedia.org/wiki/Smörgåsbord" text:style-name="Internet_20_link" text:visited-style-name="Visited_20_Internet_20_Link"><text:span text:style-name="T16">smörgåsbord</text:span></text:a><text:span text:style-name="T4">, um </text:span><text:a xlink:type="simple" xlink:href="https://pt.wikipedia.org/wiki/Bufê" text:style-name="Internet_20_link" text:visited-style-name="Visited_20_Internet_20_Link"><text:span text:style-name="T4">bufê</text:span></text:a><text:span text:style-name="T4"> reunindo variadas iguarias.</text:span><text:bookmark text:name="cite_ref-5"/><text:a xlink:type="simple" xlink:href="https://pt.wikipedia.org/wiki/Culinária_da_Suécia#cite_note-5" text:style-name="Internet_20_link" text:visited-style-name="Visited_20_Internet_20_Link"><text:span text:style-name="T4">[5]</text:span></text:a><text:bookmark text:name="cite_ref-6"/><text:a xlink:type="simple" xlink:href="https://pt.wikipedia.org/wiki/Culinária_da_Suécia#cite_note-6" text:style-name="Internet_20_link" text:visited-style-name="Visited_20_Internet_20_Link"><text:span text:style-name="T4">[6]</text:span></text:a><text:span text:style-name="T4"> Tradicionalmente, os suecos são bastante abertos às influências culinárias de outros países, como se pode ver pelo consumo de </text:span><text:a xlink:type="simple" xlink:href="https://pt.wikipedia.org/wiki/Pizza" text:style-name="Internet_20_link" text:visited-style-name="Visited_20_Internet_20_Link"><text:span text:style-name="T4">pizza</text:span></text:a><text:span text:style-name="T4">, </text:span><text:a xlink:type="simple" xlink:href="https://pt.wikipedia.org/wiki/Hamburger" text:style-name="Internet_20_link" text:visited-style-name="Visited_20_Internet_20_Link"><text:span text:style-name="T4">hamburger</text:span></text:a><text:span text:style-name="T4">, e </text:span><text:a xlink:type="simple" xlink:href="https://pt.wikipedia.org/wiki/Comida_chinesa" text:style-name="Internet_20_link" text:visited-style-name="Visited_20_Internet_20_Link"><text:span text:style-name="T4">comida chinesa</text:span></text:a><text:span text:style-name="T4">. </text:span></text:p>
      <text:p text:style-name="P11"/>
      <text:p text:style-name="P34"><text:a xlink:type="simple" xlink:href="https://pt.wikipedia.org/wiki/Almôndega" text:style-name="Internet_20_link" text:visited-style-name="Visited_20_Internet_20_Link"><text:span text:style-name="T4">Almôndegas</text:span></text:a><text:span text:style-name="T4"> com macarrão, </text:span><text:a xlink:type="simple" xlink:href="https://pt.wikipedia.org/w/index.php?title=Molho_sueco&amp;action=edit&amp;redlink=1" text:style-name="Internet_20_link" text:visited-style-name="Visited_20_Internet_20_Link"><text:span text:style-name="T4">molho sueco</text:span></text:a><text:span text:style-name="T4">, e doce de </text:span><text:a xlink:type="simple" xlink:href="https://pt.wikipedia.org/wiki/Mulberry" text:style-name="Internet_20_link" text:visited-style-name="Visited_20_Internet_20_Link"><text:span text:style-name="T4">mulberry</text:span></text:a><text:span text:style-name="T4"> (</text:span><text:span text:style-name="T16">Svenska köttbullar</text:span><text:span text:style-name="T4">) </text:span></text:p>
      <text:list xml:id="list1187642760" text:style-name="L1">
        <text:list-item>
          <text:p text:style-name="P49"><text:a xlink:type="simple" xlink:href="https://pt.wikipedia.org/wiki/Falukorv" text:style-name="Internet_20_link" text:visited-style-name="Visited_20_Internet_20_Link">Salsicha de Falun</text:a> com puré de batata (<text:span text:style-name="T15">Falukorv</text:span>) <text:bookmark text:name="cite_ref-7"/><text:a xlink:type="simple" xlink:href="https://pt.wikipedia.org/wiki/Culinária_da_Suécia#cite_note-7" text:style-name="Internet_20_link" text:visited-style-name="Visited_20_Internet_20_Link">[7]</text:a> </text:p>
        </text:list-item>
        <text:list-item>
          <text:p text:style-name="P49"><text:a xlink:type="simple" xlink:href="https://pt.wikipedia.org/wiki/Arenque_curado" text:style-name="Internet_20_link" text:visited-style-name="Visited_20_Internet_20_Link">Arenque curado</text:a>, acompanhado de batata cozida, natas azedas e cebolinho (<text:span text:style-name="T15">sill och potatis</text:span>) </text:p>
        </text:list-item>
        <text:list-item>
          <text:p text:style-name="P49">Fatias de <text:a xlink:type="simple" xlink:href="https://pt.wikipedia.org/wiki/Salmão" text:style-name="Internet_20_link" text:visited-style-name="Visited_20_Internet_20_Link">salmão</text:a> fumado, com batata cozida, molho branco e endro (<text:span text:style-name="T15">rökt lax</text:span>) </text:p>
        </text:list-item>
        <text:list-item>
          <text:p text:style-name="P49">Sopa de <text:a xlink:type="simple" xlink:href="https://pt.wikipedia.org/wiki/Ervilha" text:style-name="Internet_20_link" text:visited-style-name="Visited_20_Internet_20_Link">ervilhas</text:a> amarelas secas (<text:span text:style-name="T15">ärtsoppa</text:span>) <text:bookmark text:name="cite_ref-8"/><text:a xlink:type="simple" xlink:href="https://pt.wikipedia.org/wiki/Culinária_da_Suécia#cite_note-8" text:style-name="Internet_20_link" text:visited-style-name="Visited_20_Internet_20_Link">[8]</text:a><text:bookmark text:name="cite_ref-9"/><text:a xlink:type="simple" xlink:href="https://pt.wikipedia.org/wiki/Culinária_da_Suécia#cite_note-9" text:style-name="Internet_20_link" text:visited-style-name="Visited_20_Internet_20_Link">[9]</text:a> </text:p>
        </text:list-item>
        <text:list-item>
          <text:p text:style-name="P49"><text:a xlink:type="simple" xlink:href="https://pt.wikipedia.org/wiki/Janssons_frestelse" text:style-name="Internet_20_link" text:visited-style-name="Visited_20_Internet_20_Link">Tentação de Janson</text:a> (<text:a xlink:type="simple" xlink:href="https://pt.wikipedia.org/w/index.php?title=Gratinado&amp;action=edit&amp;redlink=1" text:style-name="Internet_20_link" text:visited-style-name="Visited_20_Internet_20_Link">gratinado</text:a> de <text:a xlink:type="simple" xlink:href="https://pt.wikipedia.org/wiki/Anchova" text:style-name="Internet_20_link" text:visited-style-name="Visited_20_Internet_20_Link">anchovas</text:a>) <text:bookmark text:name="cite_ref-10"/><text:a xlink:type="simple" xlink:href="https://pt.wikipedia.org/wiki/Culinária_da_Suécia#cite_note-10" text:style-name="Internet_20_link" text:visited-style-name="Visited_20_Internet_20_Link">[10]</text:a> </text:p>
        </text:list-item>
        <text:list-item>
          <text:p text:style-name="P49">Feijões estufados com carne de porco (<text:span text:style-name="T15">bruna bönor med fläsk</text:span>) <text:bookmark text:name="cite_ref-11"/><text:a xlink:type="simple" xlink:href="https://pt.wikipedia.org/wiki/Culinária_da_Suécia#cite_note-11" text:style-name="Internet_20_link" text:visited-style-name="Visited_20_Internet_20_Link">[11]</text:a> </text:p>
        </text:list-item>
        <text:list-item>
          <text:p text:style-name="P49"><text:a xlink:type="simple" xlink:href="https://pt.wikipedia.org/wiki/Smörgåsbord" text:style-name="Internet_20_link" text:visited-style-name="Visited_20_Internet_20_Link">Smörgåsbord</text:a> (mesa servida com diversas iguarias) </text:p>
        </text:list-item>
        <text:list-item>
          <text:p text:style-name="P49">Sopa de urtigas (<text:span text:style-name="T15">nässelsoppa</text:span>) </text:p>
        </text:list-item>
        <text:list-item>
          <text:p text:style-name="P49"><text:a xlink:type="simple" xlink:href="https://pt.wikipedia.org/wiki/Pyttipanna" text:style-name="Internet_20_link" text:visited-style-name="Visited_20_Internet_20_Link">Pyttipanna</text:a> (<text:span text:style-name="T15">pedacinhos de carne, batatas e cebola na frigideira</text:span>) <text:bookmark text:name="cite_ref-12"/><text:a xlink:type="simple" xlink:href="https://pt.wikipedia.org/wiki/Culinária_da_Suécia#cite_note-12" text:style-name="Internet_20_link" text:visited-style-name="Visited_20_Internet_20_Link">[12]</text:a> </text:p>
        </text:list-item>
        <text:list-item>
          <text:p text:style-name="P49">Sopa de <text:a xlink:type="simple" xlink:href="https://pt.wikipedia.org/wiki/Mirtilo" text:style-name="Internet_20_link" text:visited-style-name="Visited_20_Internet_20_Link">mirtilo</text:a> (<text:a xlink:type="simple" xlink:href="https://pt.wikipedia.org/wiki/Blåbärssoppa" text:style-name="Internet_20_link" text:visited-style-name="Visited_20_Internet_20_Link"><text:span text:style-name="T15">blåbärssoppa</text:span></text:a>) </text:p>
        </text:list-item>
        <text:list-item>
          <text:p text:style-name="P43"><text:a xlink:type="simple" xlink:href="https://pt.wikipedia.org/wiki/Salmão" text:style-name="Internet_20_link" text:visited-style-name="Visited_20_Internet_20_Link">Salmão</text:a> curado (<text:a xlink:type="simple" xlink:href="https://pt.wikipedia.org/wiki/Gravad_lax" text:style-name="Internet_20_link" text:visited-style-name="Visited_20_Internet_20_Link"><text:span text:style-name="T15">Gravad lax</text:span></text:a>)</text:p>
        </text:list-item>
      </text:list>
      <text:p text:style-name="P33">Bebidas</text:p>
      <text:list xml:id="list605755012" text:style-name="L2">
        <text:list-item>
          <text:p text:style-name="P50"><text:a xlink:type="simple" xlink:href="https://pt.wikipedia.org/wiki/Café" text:style-name="Internet_20_link" text:visited-style-name="Visited_20_Internet_20_Link">Café</text:a> – os suecos estão entre os maiores consumidores mundiais de café </text:p>
        </text:list-item>
        <text:list-item>
          <text:p text:style-name="P50"><text:a xlink:type="simple" xlink:href="https://pt.wikipedia.org/wiki/Cerveja" text:style-name="Internet_20_link" text:visited-style-name="Visited_20_Internet_20_Link">Cerveja</text:a> </text:p>
        </text:list-item>
        <text:list-item>
          <text:p text:style-name="P44"><text:a xlink:type="simple" xlink:href="https://pt.wikipedia.org/wiki/Vodka" text:style-name="Internet_20_link" text:visited-style-name="Visited_20_Internet_20_Link">Vodka</text:a> - feita de batata ou de trigo</text:p>
        </text:list-item>
      </text:list>
      <text:p text:style-name="P33"/>
      <text:p text:style-name="P33">Pães</text:p>
      <text:list xml:id="list1238475756" text:style-name="L3">
        <text:list-item>
          <text:p text:style-name="P51">Pão crocante (<text:a xlink:type="simple" xlink:href="https://pt.wikipedia.org/wiki/Knäckebröd" text:style-name="Internet_20_link" text:visited-style-name="Visited_20_Internet_20_Link"><text:span text:style-name="T15">knäckebröd</text:span></text:a>);<text:bookmark text:name="cite_ref-15"/><text:a xlink:type="simple" xlink:href="https://pt.wikipedia.org/wiki/Culinária_da_Suécia#cite_note-15" text:style-name="Internet_20_link" text:visited-style-name="Visited_20_Internet_20_Link">[15]</text:a> </text:p>
        </text:list-item>
        <text:list-item>
          <text:p text:style-name="P51">Pão fino (“<text:a xlink:type="simple" xlink:href="https://pt.wikipedia.org/wiki/Tunnbröd" text:style-name="Internet_20_link" text:visited-style-name="Visited_20_Internet_20_Link">tunnbröd</text:a>”); </text:p>
        </text:list-item>
        <text:list-item>
          <text:p text:style-name="P51"><text:soft-page-break/>Pão de cerveja (“vörtlimpa” ou “<text:a xlink:type="simple" xlink:href="https://pt.wikipedia.org/wiki/Vörtbröd" text:style-name="Internet_20_link" text:visited-style-name="Visited_20_Internet_20_Link">vörtbröd</text:a>”); </text:p>
        </text:list-item>
        <text:list-item>
          <text:p text:style-name="P51"><text:a xlink:type="simple" xlink:href="https://pt.wikipedia.org/wiki/Trança_de_pão_doce" text:style-name="Internet_20_link" text:visited-style-name="Visited_20_Internet_20_Link">Trança de pão doce</text:a> (“vetebröd” ou "<text:a xlink:type="simple" xlink:href="https://pt.wikipedia.org/wiki/Kaffebröd" text:style-name="Internet_20_link" text:visited-style-name="Visited_20_Internet_20_Link">kaffebröd</text:a>"); </text:p>
        </text:list-item>
        <text:list-item>
          <text:p text:style-name="P45">Pão de <text:a xlink:type="simple" xlink:href="https://pt.wikipedia.org/wiki/Centeio" text:style-name="Internet_20_link" text:visited-style-name="Visited_20_Internet_20_Link">centeio</text:a> com sementes de <text:a xlink:type="simple" xlink:href="https://pt.wikipedia.org/wiki/Alcaravia" text:style-name="Internet_20_link" text:visited-style-name="Visited_20_Internet_20_Link">alcaravia</text:a> ou <text:a xlink:type="simple" xlink:href="https://pt.wikipedia.org/wiki/Rågbröd" text:style-name="Internet_20_link" text:visited-style-name="Visited_20_Internet_20_Link">rågbröd</text:a>, normalmente de farinha integral com sementes inteiras;</text:p>
        </text:list-item>
      </text:list>
      <text:p text:style-name="P33">Sobremesas</text:p>
      <text:list xml:id="list3289065338" text:style-name="L4">
        <text:list-item>
          <text:p text:style-name="P46">Arroz doce com natas batidas e pedacinhos de laranja (<text:span text:style-name="T15">ris à la Malta</text:span>) <text:bookmark text:name="cite_ref-16"/><text:a xlink:type="simple" xlink:href="https://pt.wikipedia.org/wiki/Culinária_da_Suécia#cite_note-16" text:style-name="Internet_20_link" text:visited-style-name="Visited_20_Internet_20_Link">[16]</text:a> </text:p>
        </text:list-item>
      </text:list>
      <text:list xml:id="list426554572" text:style-name="L5">
        <text:list-item>
          <text:p text:style-name="P52"><text:a xlink:type="simple" xlink:href="https://pt.wikipedia.org/wiki/Panqueca" text:style-name="Internet_20_link" text:visited-style-name="Visited_20_Internet_20_Link">Panquecas</text:a> com natas batidas e doce de morango (<text:span text:style-name="T15">pannkakor</text:span>) </text:p>
        </text:list-item>
        <text:list-item>
          <text:p text:style-name="P52"><text:a xlink:type="simple" xlink:href="https://pt.wikipedia.org/wiki/Pastel" text:style-name="Internet_20_link" text:visited-style-name="Visited_20_Internet_20_Link">Pastel</text:a> de <text:a xlink:type="simple" xlink:href="https://pt.wikipedia.org/wiki/Queijo" text:style-name="Internet_20_link" text:visited-style-name="Visited_20_Internet_20_Link">queijo</text:a> (<text:span text:style-name="T15">ostkaka</text:span>) <text:bookmark text:name="cite_ref-17"/><text:a xlink:type="simple" xlink:href="https://pt.wikipedia.org/wiki/Culinária_da_Suécia#cite_note-17" text:style-name="Internet_20_link" text:visited-style-name="Visited_20_Internet_20_Link">[17]</text:a> </text:p>
        </text:list-item>
        <text:list-item>
          <text:p text:style-name="P47">Bolo de <text:a xlink:type="simple" xlink:href="https://pt.wikipedia.org/wiki/Chocolate" text:style-name="Internet_20_link" text:visited-style-name="Visited_20_Internet_20_Link">chocolate</text:a> sueco (<text:a xlink:type="simple" xlink:href="https://pt.wikipedia.org/wiki/Kladdkaka" text:style-name="Internet_20_link" text:visited-style-name="Visited_20_Internet_20_Link"><text:span text:style-name="T15">kladdkaka</text:span></text:a>)</text:p>
        </text:list-item>
      </text:list>
      <text:p text:style-name="P34"/>
      <text:p text:style-name="P36">CURIOSIDADES</text:p>
      <text:p text:style-name="P33"><text:span text:style-name="T19">IKEA </text:span>especializada na venda de móveis domésticos de "baixo custo", <text:span text:style-name="T19">é sueca.</text:span></text:p>
      <text:p text:style-name="P35"><text:span text:style-name="T19">A norte do </text:span><text:a xlink:type="simple" xlink:href="https://pt.wikipedia.org/wiki/Círculo_Polar_Ártico" text:style-name="Internet_20_link" text:visited-style-name="Visited_20_Internet_20_Link"><text:span text:style-name="T19">Círculo Polar Ártico</text:span></text:a><text:span text:style-name="T19">, o </text:span><text:a xlink:type="simple" xlink:href="https://pt.wikipedia.org/wiki/Sol" text:style-name="Internet_20_link" text:visited-style-name="Visited_20_Internet_20_Link"><text:span text:style-name="T19">Sol</text:span></text:a><text:span text:style-name="T19"> nunca se põe durante o verão, e no inverno a noite não tem fim. </text:span><text:span text:style-name="T6">Na capital, Estocolmo, o dia dura mais de dezoito horas no final de junho, mas apenas cerca de seis horas no final de dezembro. A Suécia recebe entre 1,1 mil a 1,9 mil horas de sol a cada ano.</text:span><text:bookmark text:name="cite_ref-Clima_da_Suécia_24-0"/><text:span text:style-name="T6"> </text:span></text:p>
      <text:p text:style-name="P7"><text:span text:style-name="T4">Na capital, Estocolmo, o dia dura mais de dezoito horas no final de junho, mas apenas cerca de seis horas no final de dezembro. A Suécia recebe entre 1,1 mil a 1,9 mil horas de sol a cada ano.</text:span><text:bookmark text:name="cite_ref-Clima_da_Suécia_24-01"/><text:span text:style-name="T4"> </text:span></text:p>
      <text:p text:style-name="P5"/>
      <text:p text:style-name="P37">Durante os séculos IX e X, a cultura <text:a xlink:type="simple" xlink:href="https://pt.wikipedia.org/wiki/Viquingues" text:style-name="Internet_20_link" text:visited-style-name="Visited_20_Internet_20_Link">viquingue</text:a> prosperou na Suécia, com o comércio. A invasão dirigiu-se em primeiro lugar para o oriente, na direção dos <text:a xlink:type="simple" xlink:href="https://pt.wikipedia.org/wiki/Estados_Bálticos" text:style-name="Internet_20_link" text:visited-style-name="Visited_20_Internet_20_Link">Estados Bálticos</text:a>, <text:a xlink:type="simple" xlink:href="https://pt.wikipedia.org/wiki/Rússia" text:style-name="Internet_20_link" text:visited-style-name="Visited_20_Internet_20_Link">Rússia</text:a> e do <text:a xlink:type="simple" xlink:href="https://pt.wikipedia.org/wiki/Mar_Negro" text:style-name="Internet_20_link" text:visited-style-name="Visited_20_Internet_20_Link">mar Negro</text:a>.</text:p>
      <text:p text:style-name="P37"/>
      <text:p text:style-name="P5">maiores de 15 anos que sabem ler e escrever (2003 est.)<text:bookmark text:name="cite_ref-cialittab_1-185"/><text:a xlink:type="simple" xlink:href="https://pt.wikipedia.org/wiki/Lista_de_países_por_índice_de_alfabetização#cite_note-cialittab-1" text:style-name="Internet_20_link" text:visited-style-name="Visited_20_Internet_20_Link">[1]</text:a> </text:p>
      <text:p text:style-name="P12">Taxa de alfabetização = 99%</text:p>
      <text:p text:style-name="P12"/>
      <text:p text:style-name="P12">Expectativa de vida</text:p>
      <text:p text:style-name="P12">82,31 anos (2017) </text:p>
      <text:p text:style-name="P12"/>
      <text:p text:style-name="P12">Origem</text:p>
      <text:p text:style-name="P37">Durante os séculos IX e X, a cultura <text:a xlink:type="simple" xlink:href="https://pt.wikipedia.org/wiki/Viquingues" text:style-name="Internet_20_link" text:visited-style-name="Visited_20_Internet_20_Link">viquingue</text:a> prosperou na Suécia, com o comércio. A invasão dirigiu-se em primeiro lugar para o oriente, na direção dos <text:a xlink:type="simple" xlink:href="https://pt.wikipedia.org/wiki/Estados_Bálticos" text:style-name="Internet_20_link" text:visited-style-name="Visited_20_Internet_20_Link">Estados Bálticos</text:a>, <text:a xlink:type="simple" xlink:href="https://pt.wikipedia.org/wiki/Rússia" text:style-name="Internet_20_link" text:visited-style-name="Visited_20_Internet_20_Link">Rússia</text:a> e do <text:a xlink:type="simple" xlink:href="https://pt.wikipedia.org/wiki/Mar_Negro" text:style-name="Internet_20_link" text:visited-style-name="Visited_20_Internet_20_Link">mar Negro</text:a>. </text:p>
      <text:p text:style-name="Text_20_body">Em 1389, os três estados escandinavos (<text:a xlink:type="simple" xlink:href="https://pt.wikipedia.org/wiki/Noruega" text:style-name="Internet_20_link" text:visited-style-name="Visited_20_Internet_20_Link">Noruega</text:a>, Suécia e <text:a xlink:type="simple" xlink:href="https://pt.wikipedia.org/wiki/Dinamarca" text:style-name="Internet_20_link" text:visited-style-name="Visited_20_Internet_20_Link">Dinamarca</text:a>) estavam unidos sob um único monarca. A <text:a xlink:type="simple" xlink:href="https://pt.wikipedia.org/wiki/União_de_Kalmar" text:style-name="Internet_20_link" text:visited-style-name="Visited_20_Internet_20_Link">União de Kalmar</text:a> começou como uma união pessoal, não política e quando, no século XV, se tentou centralizar o poder no rei dinamarquês, a Suécia resistiu chegando mesmo a uma rebelião armada. A Suécia separou-se em 1523, quando Gustavo I Vasa, conhecido mais tarde por <text:a xlink:type="simple" xlink:href="https://pt.wikipedia.org/wiki/Gustavo_I_da_Suécia" text:style-name="Internet_20_link" text:visited-style-name="Visited_20_Internet_20_Link">Gustavo I da Suécia</text:a> restabeleceu a separação da Coroa Sueca da união. </text:p>
      <text:p text:style-name="Text_20_body">No século XVII viu-se a Suécia tornar-se uma das principais potências europeias, devido ao sucesso da participação na <text:a xlink:type="simple" xlink:href="https://pt.wikipedia.org/wiki/Guerra_dos_30_anos" text:style-name="Internet_20_link" text:visited-style-name="Visited_20_Internet_20_Link">Guerra dos 30 anos</text:a>, iniciada pelo Rei <text:a xlink:type="simple" xlink:href="https://pt.wikipedia.org/wiki/Gustavo_Adolfo_II_da_Suécia" text:style-name="Internet_20_link" text:visited-style-name="Visited_20_Internet_20_Link">Gustavo Adolfo II</text:a>. Esta posição iria desmoronar-se no século XVIII, quando a <text:a xlink:type="simple" xlink:href="https://pt.wikipedia.org/wiki/Rússia" text:style-name="Internet_20_link" text:visited-style-name="Visited_20_Internet_20_Link">Rússia</text:a> conquistou os reinos da Europa do norte na <text:a xlink:type="simple" xlink:href="https://pt.wikipedia.org/wiki/Grande_Guerra_do_Norte" text:style-name="Internet_20_link" text:visited-style-name="Visited_20_Internet_20_Link">Grande Guerra do Norte</text:a> e, finalmente, quando em 1809 houve a separação da parte oriental da Suécia, criando-se assim a <text:a xlink:type="simple" xlink:href="https://pt.wikipedia.org/wiki/Finlândia" text:style-name="Internet_20_link" text:visited-style-name="Visited_20_Internet_20_Link">Finlândia</text:a>, como um grão-ducado russo. </text:p>
      <text:p text:style-name="P12"/>
      <text:p text:style-name="P12"/>
      <text:p text:style-name="P12"><text:soft-page-break/></text:p>
      <text:p text:style-name="P12"/>
      <text:p text:style-name="P37">Na <text:a xlink:type="simple" xlink:href="https://pt.wikipedia.org/wiki/Eleições_legislativas_na_Suécia_em_2006" text:style-name="Internet_20_link" text:visited-style-name="Visited_20_Internet_20_Link">eleição geral de 2006</text:a> o <text:a xlink:type="simple" xlink:href="https://pt.wikipedia.org/wiki/Partido_Moderado_(Suécia)" text:style-name="Internet_20_link" text:visited-style-name="Visited_20_Internet_20_Link">Partido Moderado</text:a>, aliado ao <text:a xlink:type="simple" xlink:href="https://pt.wikipedia.org/wiki/Partido_do_Centro" text:style-name="Internet_20_link" text:visited-style-name="Visited_20_Internet_20_Link">Partido do Centro</text:a>, <text:a xlink:type="simple" xlink:href="https://pt.wikipedia.org/wiki/Partido_Popular_-_Os_Liberais" text:style-name="Internet_20_link" text:visited-style-name="Visited_20_Internet_20_Link">Partido Popular</text:a> e aos <text:a xlink:type="simple" xlink:href="https://pt.wikipedia.org/wiki/Os_Democratas_Cristãos" text:style-name="Internet_20_link" text:visited-style-name="Visited_20_Internet_20_Link">Democratas Cristãos</text:a>, com uma plataforma política comum, ganhou a maioria dos votos. Juntos, eles formaram um governo de maioria, sob a liderança do líder do Partido Moderado, <text:a xlink:type="simple" xlink:href="https://pt.wikipedia.org/wiki/Fredrik_Reinfeldt" text:style-name="Internet_20_link" text:visited-style-name="Visited_20_Internet_20_Link">Fredrik Reinfeldt</text:a>. A <text:a xlink:type="simple" xlink:href="https://pt.wikipedia.org/wiki/Eleições_legislativas_na_Suécia_em_2010" text:style-name="Internet_20_link" text:visited-style-name="Visited_20_Internet_20_Link">eleição em setembro 2010</text:a> viu a primeira penetração dos <text:a xlink:type="simple" xlink:href="https://pt.wikipedia.org/wiki/Democratas_Suecos" text:style-name="Internet_20_link" text:visited-style-name="Visited_20_Internet_20_Link">Democratas Suecos</text:a> no <text:a xlink:type="simple" xlink:href="https://pt.wikipedia.org/wiki/Riksdag" text:style-name="Internet_20_link" text:visited-style-name="Visited_20_Internet_20_Link"><text:span text:style-name="T15">Riksdag</text:span></text:a>. Nesta eleição os Moderados ganharam pelo menos 10 assentos, mas os outros partidos no bloco conservador recuaram, como também aconteceu com os social-democratas, perdendo 17 cadeiras. Tanto o Bloco Conservador e do Bloco Socialista recusaram-se a formar uma <text:a xlink:type="simple" xlink:href="https://pt.wikipedia.org/wiki/Coalizão" text:style-name="Internet_20_link" text:visited-style-name="Visited_20_Internet_20_Link">coalizão</text:a>, incluindo os Democratas da Suécia.<text:bookmark text:name="cite_ref-56"/><text:a xlink:type="simple" xlink:href="https://pt.wikipedia.org/wiki/Suécia#cite_note-56" text:style-name="Internet_20_link" text:visited-style-name="Visited_20_Internet_20_Link">[56]</text:a> </text:p>
      <text:p text:style-name="Text_20_body">O comparecimento nas eleições suecas sempre foi alto em comparação com outros países, embora tenha diminuído nas últimas décadas e atualmente esteja em torno de 80% (80,11 em 2002 e 81,99% em 2006). Os políticos suecos gozavam de um elevado grau de confiança dos cidadãos na década de 1960, mas, desde então, isso tem diminuído de forma constante e o país tem um nível muito baixo de confiança em relação aos seus vizinhos <text:a xlink:type="simple" xlink:href="https://pt.wikipedia.org/wiki/Escandinávia" text:style-name="Internet_20_link" text:visited-style-name="Visited_20_Internet_20_Link">escandinavos</text:a>.<text:bookmark text:name="cite_ref-57"/><text:a xlink:type="simple" xlink:href="https://pt.wikipedia.org/wiki/Suécia#cite_note-57" text:style-name="Internet_20_link" text:visited-style-name="Visited_20_Internet_20_Link">[57]</text:a> </text:p>
      <text:p text:style-name="Text_20_body">Alguns políticos suecos se tornaram conhecidos em todo o mundo, como <text:a xlink:type="simple" xlink:href="https://pt.wikipedia.org/wiki/Raoul_Wallenberg" text:style-name="Internet_20_link" text:visited-style-name="Visited_20_Internet_20_Link">Raoul Wallenberg</text:a>, <text:a xlink:type="simple" xlink:href="https://pt.wikipedia.org/wiki/Folke_Bernadotte" text:style-name="Internet_20_link" text:visited-style-name="Visited_20_Internet_20_Link">Folke Bernadotte</text:a>, o ex-<text:a xlink:type="simple" xlink:href="https://pt.wikipedia.org/wiki/Secretário_Geral_das_Nações_Unidas" text:style-name="Internet_20_link" text:visited-style-name="Visited_20_Internet_20_Link">Secretário Geral das Nações Unidas</text:a> <text:a xlink:type="simple" xlink:href="https://pt.wikipedia.org/wiki/Dag_Hammarskjöld" text:style-name="Internet_20_link" text:visited-style-name="Visited_20_Internet_20_Link">Dag Hammarskjöld</text:a>, o ex-primeiro-ministro <text:a xlink:type="simple" xlink:href="https://pt.wikipedia.org/wiki/Olof_Palme" text:style-name="Internet_20_link" text:visited-style-name="Visited_20_Internet_20_Link">Olof Palme</text:a>, o ex-primeiro-ministro e ministro das Relações Exteriores <text:a xlink:type="simple" xlink:href="https://pt.wikipedia.org/wiki/Carl_Bildt" text:style-name="Internet_20_link" text:visited-style-name="Visited_20_Internet_20_Link">Carl Bildt</text:a>, ex-Presidente da <text:a xlink:type="simple" xlink:href="https://pt.wikipedia.org/wiki/Assembleia_Geral_das_Nações_Unidas" text:style-name="Internet_20_link" text:visited-style-name="Visited_20_Internet_20_Link">Assembleia Geral das Nações Unidas</text:a> <text:a xlink:type="simple" xlink:href="https://pt.wikipedia.org/wiki/Jan_Eliasson" text:style-name="Internet_20_link" text:visited-style-name="Visited_20_Internet_20_Link">Jan Eliasson</text:a>, e o ex-inspetor do <text:a xlink:type="simple" xlink:href="https://pt.wikipedia.org/wiki/Iraque" text:style-name="Internet_20_link" text:visited-style-name="Visited_20_Internet_20_Link">Iraque</text:a> da <text:a xlink:type="simple" xlink:href="https://pt.wikipedia.org/wiki/Agência_Internacional_de_Energia_Atômica" text:style-name="Internet_20_link" text:visited-style-name="Visited_20_Internet_20_Link">Agência Internacional de Energia Atômica</text:a> <text:a xlink:type="simple" xlink:href="https://pt.wikipedia.org/wiki/Hans_Blix" text:style-name="Internet_20_link" text:visited-style-name="Visited_20_Internet_20_Link">Hans Blix</text:a>. </text:p>
      <text:p text:style-name="P12"/>
      <text:p text:style-name="P37">A Suécia é um dos países com mais luteranos no mundo. De acordo com pesquisa de 2010 do <text:span text:style-name="T15">Eurobarometer</text:span>, cerca de 28% da população sueca acredita na existência de Deus. Cerca de 45% dos suecos acreditam na existência de algum tipo de espírito ou deus, ao passo que 27% não acredita que exista qualquer tipo de espírito, deus, ou força vital.<text:bookmark text:name="cite_ref-Special_Eurobarometer_393_43-0"/><text:a xlink:type="simple" xlink:href="https://pt.wikipedia.org/wiki/Suécia#cite_note-Special_Eurobarometer_393-43" text:style-name="Internet_20_link" text:visited-style-name="Visited_20_Internet_20_Link">[43]</text:a> Uma pesquisa constatou que 30% dos membros da <text:a xlink:type="simple" xlink:href="https://pt.wikipedia.org/wiki/Igreja_da_Suécia" text:style-name="Internet_20_link" text:visited-style-name="Visited_20_Internet_20_Link">Igreja da Suécia</text:a> realmente acreditam em <text:a xlink:type="simple" xlink:href="https://pt.wikipedia.org/wiki/Jesus_Cristo" text:style-name="Internet_20_link" text:visited-style-name="Visited_20_Internet_20_Link">Jesus Cristo</text:a>, ao passo que 15% identificam-se como <text:a xlink:type="simple" xlink:href="https://pt.wikipedia.org/wiki/Ateu" text:style-name="Internet_20_link" text:visited-style-name="Visited_20_Internet_20_Link">ateus</text:a>, e um quarto como <text:a xlink:type="simple" xlink:href="https://pt.wikipedia.org/wiki/Agnóstico" text:style-name="Internet_20_link" text:visited-style-name="Visited_20_Internet_20_Link">agnósticos</text:a>.<text:bookmark text:name="cite_ref-44"/><text:a xlink:type="simple" xlink:href="https://pt.wikipedia.org/wiki/Suécia#cite_note-44" text:style-name="Internet_20_link" text:visited-style-name="Visited_20_Internet_20_Link">[44]</text:a> Menos de 4% dos membros da Igreja da Suécia frequentam o culto ao menos uma vez na semana e somente 2% são participantes regulares.<text:bookmark text:name="cite_ref-Church_of_Sweden_statistics_45-0"/><text:a xlink:type="simple" xlink:href="https://pt.wikipedia.org/wiki/Suécia#cite_note-Church_of_Sweden_statistics-45" text:style-name="Internet_20_link" text:visited-style-name="Visited_20_Internet_20_Link">[45]</text:a> Cerca de 40% dos membros da Igreja vão aos serviços de páscoa, natal e outras festividades cristãs. </text:p>
      <text:p text:style-name="Text_20_body">Apesar da descrença generalizada na existência de algum deus, muitos suecos permanecem sendo membros da Igreja da Suécia, mesmo tendo que pagar uma <text:a xlink:type="simple" xlink:href="https://pt.wikipedia.org/wiki/Taxa" text:style-name="Internet_20_link" text:visited-style-name="Visited_20_Internet_20_Link">taxa</text:a> de filiação, e muitos ainda se identificam como "cristãos", mais por razões culturais do que propriamente pela fé, e por questões familiares.<text:bookmark text:name="cite_ref-David_Herbert_46-0"/><text:a xlink:type="simple" xlink:href="https://pt.wikipedia.org/wiki/Suécia#cite_note-David_Herbert-46" text:style-name="Internet_20_link" text:visited-style-name="Visited_20_Internet_20_Link">[46]</text:a> </text:p>
      <text:p text:style-name="Text_20_body">Até 1 de janeiro de 2000, a Igreja foi parte do Estado na Suécia, por isso, até essa data, todos os suecos eram considerados membros da igreja luterana oficial. Em 2018, cerca de 57,7% da população do país, oficialmente, ainda pertencia a <text:a xlink:type="simple" xlink:href="https://pt.wikipedia.org/wiki/Igreja_da_Suécia" text:style-name="Internet_20_link" text:visited-style-name="Visited_20_Internet_20_Link">Igreja Luterana Sueca</text:a>,<text:bookmark text:name="cite_ref-medlemsutveckling_2018_47-0"/><text:a xlink:type="simple" xlink:href="https://pt.wikipedia.org/wiki/Suécia#cite_note-medlemsutveckling_2018-47" text:style-name="Internet_20_link" text:visited-style-name="Visited_20_Internet_20_Link">[47]</text:a> uma <text:a xlink:type="simple" xlink:href="https://pt.wikipedia.org/wiki/Igreja_protestante" text:style-name="Internet_20_link" text:visited-style-name="Visited_20_Internet_20_Link">igreja</text:a> luterana com adaptações suecas. A religião na Suécia é absolutamente livre e de o ensino de religião (todas) nas escolas ser obrigatório. Os <text:a xlink:type="simple" xlink:href="https://pt.wikipedia.org/wiki/Católicos" text:style-name="Internet_20_link" text:visited-style-name="Visited_20_Internet_20_Link">católicos</text:a> representam cerca de 1,9% e os <text:a xlink:type="simple" xlink:href="https://pt.wikipedia.org/wiki/Pentecostais" text:style-name="Internet_20_link" text:visited-style-name="Visited_20_Internet_20_Link">pentecostais</text:a>, cerca de 1%. Outras religiões (<text:a xlink:type="simple" xlink:href="https://pt.wikipedia.org/wiki/Islamismo" text:style-name="Internet_20_link" text:visited-style-name="Visited_20_Internet_20_Link">islamismo</text:a>, <text:a xlink:type="simple" xlink:href="https://pt.wikipedia.org/wiki/Judaísmo" text:style-name="Internet_20_link" text:visited-style-name="Visited_20_Internet_20_Link">judaísmo</text:a>, <text:a xlink:type="simple" xlink:href="https://pt.wikipedia.org/wiki/Igreja_ortodoxa" text:style-name="Internet_20_link" text:visited-style-name="Visited_20_Internet_20_Link">igreja ortodoxa</text:a> e outras), somadas, dão cerca de 11%. A maioria dos suecos são batizados, crismados e casados na <text:a xlink:type="simple" xlink:href="https://pt.wikipedia.org/wiki/Igreja_luterana" text:style-name="Internet_20_link" text:visited-style-name="Visited_20_Internet_20_Link">Igreja luterana</text:a>. </text:p>
      <text:p text:style-name="Text_20_body">O <text:a xlink:type="simple" xlink:href="https://pt.wikipedia.org/wiki/Santo_padroeiro" text:style-name="Internet_20_link" text:visited-style-name="Visited_20_Internet_20_Link">santo padroeiro</text:a> da Suécia é o lendário <text:a xlink:type="simple" xlink:href="https://pt.wikipedia.org/wiki/Rei_da_Suécia" text:style-name="Internet_20_link" text:visited-style-name="Visited_20_Internet_20_Link">rei</text:a> <text:a xlink:type="simple" xlink:href="https://pt.wikipedia.org/wiki/Santo_Érico" text:style-name="Internet_20_link" text:visited-style-name="Visited_20_Internet_20_Link">Santo Érico</text:a>, seu dia é comemorado em 18 de maio</text:p>
      <text:p text:style-name="P12"><text:soft-page-break/>Somente no fim do século XVIII os praticantes de outras religiões, incluindo o <text:a xlink:type="simple" xlink:href="https://pt.wikipedia.org/wiki/Judaísmo" text:style-name="Internet_20_link" text:visited-style-name="Visited_20_Internet_20_Link">judaísmo</text:a> e o <text:a xlink:type="simple" xlink:href="https://pt.wikipedia.org/wiki/Catolicismo" text:style-name="Internet_20_link" text:visited-style-name="Visited_20_Internet_20_Link">catolicismo</text:a>, puderam viver e trabalhar livremente na Suécia. Mas, até <text:a xlink:type="simple" xlink:href="https://pt.wikipedia.org/wiki/1860" text:style-name="Internet_20_link" text:visited-style-name="Visited_20_Internet_20_Link">1860</text:a>, a conversão dos luteranos suecos a outra religião era ilegal. </text:p>
      <text:p text:style-name="P12"/>
      <text:p text:style-name="P38">Igreja Hillsong → Igreja Pentecostal</text:p>
      <text:p text:style-name="P13">A Igreja da Filad<text:span text:style-name="T20">élfia</text:span></text:p>
      <text:p text:style-name="P12">A Igreja da Filadélfia é um prédio da igreja na Rörstrandsgatan 7 em Estocolmo, Suécia. Pertencente ao Movimento Pentecostal Sueco, foi inaugurado em 2 de novembro de 1930 </text:p>
      <text:p text:style-name="P12"/>
      <text:p text:style-name="P14">Haga Kyrka, Igreja Assembleia de Deus em Estocolmo</text:p>
      <text:p text:style-name="P14">Filadelfia Kyrkan</text:p>
      <text:p text:style-name="P14"/>
      <text:p text:style-name="P14"><text:a xlink:type="simple" xlink:href="https://hillsong.com/jesus/" text:style-name="Internet_20_link" text:visited-style-name="Visited_20_Internet_20_Link">https://hillsong.com/jesus/</text:a></text:p>
      <text:p text:style-name="P14"><text:a xlink:type="simple" xlink:href="https://www.immanuel.se/en/" text:style-name="Internet_20_link" text:visited-style-name="Visited_20_Internet_20_Link">https://www.immanuel.se/en/</text:a></text:p>
      <text:p text:style-name="P14">https://www.filadelfiakyrkan.se</text:p>
      <text:p text:style-name="P14"/>
      <text:p text:style-name="P15">Notícia retirada do Site da Igreja AD Alagoas</text:p>
      <text:p text:style-name="P15"><text:a xlink:type="simple" xlink:href="https://adalagoas.com.br/noticias/191/centenario-da-ad-brasileira-foi-celebrado-na-suecia" text:style-name="Internet_20_link" text:visited-style-name="Visited_20_Internet_20_Link">https://adalagoas.com.br/noticias/191/centenario-da-ad-brasileira-foi-celebrado-na-suecia</text:a></text:p>
      <text:p text:style-name="P15"/>
      <text:h text:style-name="P41" text:outline-level="2">Centenário da AD brasileira foi celebrado na Suécia</text:h>
      <text:p text:style-name="P15"/>
      <text:p text:style-name="P15"/>
      <text:p text:style-name="P37">De 20 a 22 de maio, a Igreja Filadélfia em Estocolmo, capital da Suécia, recebeu a Celebração Missionária do Centenário das Assembleias de Deus no Brasil. Ali, cerca de 250 brasileiros, entre pastores assembleianos do Brasil e missionários assembleianos nos Estados Unidos, Japão e Europa, estiveram reunidos para agradecer a Deus pela vida dos missionários escandinavos que deram a sua vida ao nosso país, fundando a maior igreja pentecostal do mundo. E o local não poderia ser mais propício. A Igreja Filadélfia, fundada há 101 anos pelo pastor Lewi Pethrus, foi quem adotou e sustentou os missionários suecos Daniel Berg e Gunnar Vingren, pioneiros das Assembleias de Deus no Brasil, e enviou e sustentou a maioria dos missionários que estabeleceram a denominação, como Samuel Nyström, Samuel Hedlund, Otto Nelson, Joel Carlson, dentre outros. </text:p>
      <text:p text:style-name="Text_20_body">Nos dois primeiros dias, as reuniões ocorreram no salão de culto anexo ao prédio da Igreja Filadélfia, com capacidade para cerca de 500 pessoas. Quebrantamento e renovação espirituais marcaram as reuniões. O coordenador dos trabalhos foi o pastor Joel Freire da Costa, líder da Convenção Fraternal das Assembleias de Deus Brasileiras nos Estados Unidos (Confradeb-EUA) e da Convenção Fraternal das Assembleias de Deus Brasileiras na Europa, que conduziu com brilhantismo as atividades. Sob sua coordenação, missionários brasileiros na Europa se alternaram na direção dos cultos. </text:p>
      <text:p text:style-name="Text_20_body">Na abertura, a direção ficou com o pastor Roberto Bueno, secretário geral de Missões das Assembleias de Deus do Ministério do Belém nos EUA e Europa. A oração de abertura foi marcada por um momento de quebrantamento espiritual que tomou conta do auditório. Ela foi conduzia pelo pastor José Wellington Bezerra da Costa, presidente da Convenção Geral das Assembleias de Deus no Brasil, que foi o preletor da noite, baseando sua mensagem em 2 Reis 6.1-3, que narra o episódio <text:soft-page-break/>em que Deus usou o profeta Eliseu para socorrer um dos jovens profetas em seu projeto de construir uma casa mais ampla. A mensagem provocou despertamento espiritual. </text:p>
      <text:p text:style-name="Text_20_body">Em todas as reuniões, os louvores ficaram por conta das cantoras Eline Souza, da Flórida (EUA); Mari Hoffman (Alemanha); Luciana Krebs (Alemanha); Joe Vasconcelos (EUA) e Davi Maia, da Igreja Batista Renovada da Lapa, São Paulo (SP). As caravanas do Brasil, Estados Unidos, Suíça, Alemanha, Espanha e Japão foram as maiores. Irmãos da Itália e Inglaterra também estiveram presentes. </text:p>
      <text:p text:style-name="Text_20_body">No segundo dia, a programação se seguiu pela tarde e noite, com mensagens fervorosas dos pastores Anísio Nascimento, secretário-executivo da Secretaria Nacional de Missões (SENAMI) e Gessival Barbosa, líder da AD no Japão. Mais uma vez, foram momentos de quebrantamento e renovação espirituais. À noite, com a presença de familiares de Gunnar Vingren e Daniel Berg, como Bertil Vingren e Lars Vingren, respectivamente filho e neto do missionário Gunnar Vingren, e Ann-Sofi Berg, neta de Daniel Berg, o pastor Nicholas Piensoho, líder da Igreja Filadélfia, ministrou poderosa mensagem, com base em Mateus 28.18-20. O líder da Convenção pentecostal sueca e pastores da Igreja Filadélfia também estiveram presentes. Pastor Nicholas foi traduzido por um missionário brasileiro da Igreja Episcopal Carismática. </text:p>
      <text:p text:style-name="Text_20_body">No domingo pela manhã, ocorreu o encerramento, com grande culto na nave principal do belo templo da Igreja Filadélfia, que conta com duas galerias e capacidade para 1,7 mil pessoas sentadas. O templo é o mesmo desde a sua inauguração em 1920 pelo pastor Lewi Pethrus. Louvor e adoração marcaram a reunião, com a participação de missionários brasileiros. Pastor José Wellington e sua esposa, a irmã Wanda Freire da Costa, líder da Unemad, foram apresentados com destaque. Pastor Nicholas foi mais uma vez o preletor, ministrando sobre o tema renovação espiritual, com base em passagem da Epístola de Paulo a Tito. </text:p>
      <text:p text:style-name="Text_20_body">Os participantes do evento louvaram a Deus pela qualidade espiritual do encontro e o seu valor histórico para a igreja no Brasil e os missionários brasileiros espalhados pelo mundo. Mais sobre o evento na edição de julho do jornal Mensageiro da Paz.</text:p>
      <text:p text:style-name="P12"/>
      <text:p text:style-name="P1"><text:bookmark text:name="tw-target-text1"/>Jesus älskar dig</text:p>
      <text:p text:style-name="P1"><text:bookmark text:name="tw-target-text"/>Jesus regerar för evigt, amen</text:p>
      <text:p text:style-name="P4"/>
      <text:p text:style-name="P4">Assembleia de Deus é uma denominação cristã evangélica no Brasil, fundada em 1911 na cidade de Belém do Pará pelos sueco-americanos Gunnar Vingren e Daniel Berg. Em 2011 estimava-se que a denominação tinha 22,5 milhões de membros no Brasil, sendo a maior denominação pentecostal do mundo. </text:p>
      <text:p text:style-name="P4"/>
      <text:p text:style-name="P4"/>
      <text:p text:style-name="P4"/>
      <text:p text:style-name="P4"/>
      <text:p text:style-name="P19"><text:a xlink:type="simple" xlink:href="https://epocanegocios.globo.com/Brasil/noticia/2018/07/missionaria-sueca-perseguida-no-brasil-internada-em-hospicio-e-esquecida-pela-historia.html" text:style-name="Internet_20_link" text:visited-style-name="Visited_20_Internet_20_Link"/></text:p>
      <text:p text:style-name="P19"/>
      <text:p text:style-name="P19"/>
      <text:p text:style-name="P19"/>
      <text:p text:style-name="P21"/>
      <text:p text:style-name="P17"><text:soft-page-break/>Casada com o sueco que fundou, em Belém do Pará, a Assembleia de Deus, Frida se tornou uma das mais importantes lideranças da igreja no decorrer dos 15 anos em que esteve no Brasil. Ajudou a construir o ministério no Rio de Janeiro, comandava um jornal e pregava em praça pública.</text:p>
      <text:p text:style-name="P17"/>
      <text:p text:style-name="P39">Suas atribuições – muitas até então reservadas apenas aos homens –, entretanto, desagradaram pastores brasileiros e suecos, fizeram com que ela fosse perseguida e pressionada a voltar a seu país de origem, onde teve um fim trágico.</text:p>
      <text:p text:style-name="Text_20_body">A história da missionária passou décadas esquecida e, nos últimos anos, vem sendo resgatada tanto na Suécia quanto no Brasil. Foi tema de livro, de tese de doutorado e voltou a alimentar o debate – atual e ainda polêmico – sobre o papel da mulher na Assembleia de Deus, a maior religião pentecostal do país, com 12 milhões de fiéis.</text:p>
      <text:p text:style-name="Text_20_body"/>
      <text:p text:style-name="P40"><text:span text:style-name="Strong_20_Emphasis">Belém do Pará, onde tudo começou</text:span><text:line-break/>Frida embarcou para Belém em 1917, aos 26 anos, enviada pela Igreja Filadélfia, uma denominação pentecostal baseada em Estocolmo.</text:p>
      <text:p text:style-name="Text_20_body">Veio para juntar-se a Gunnar Vingren, que, sete anos antes, havia fundado a Assembleia de Deus no Brasil. Eles haviam se conhecido naquele mesmo ano, quando o missionário estava na Suécia para arrecadar fundos e visitar a família.</text:p>
      <text:p text:style-name="Text_20_body">"Ele conta a ela sobre a missão e ela se apaixona pela ideia do Brasil", diz Valéria Vilhena, pesquisadora da Universidade Metodista, que baseou o doutorado na vida da missionária e que lança neste ano um livro sobre sua história.</text:p>
      <text:p text:style-name="P39"/>
      <text:p text:style-name="Text_20_body">Com o tempo, a missionária assume cada vez mais as atribuições de Gunnar em Belém. Talentosa, ela começa a traduzir os hinos da igreja sueca para o português. Canta, toca e começa a pregar. "Ela transforma os boletins entediantes dos missionários (publicados nos jornais da igreja sueca) em histórias incríveis. Um dos textos conta sobre a prisão que ela visitava toda semana em Belém, que mantinha 200 garotos entre cinco e 20 anos de idade, alguns que estavam ali simplesmente por não terem pai", conta Norell, que passou meses entre os arquivos da Igreja Filadélfia, mantidos em um castelo nas redondezas de Estocolmo.</text:p>
      <text:p text:style-name="P39">Frida passa então a bater de frente com o pastor Samuel Nyström – à frente do jornal da Assembleia de Deus, batizado de Boa Semente –, que era radicalmente contra que as mulheres pudessem pregar.</text:p>
      <text:p text:style-name="Text_20_body">Em sua correspondência com a liderança da igreja na Suécia, Nyström passa a reclamar da missionária em toda oportunidade que lhe aparece. "Nas cartas que escrevia a Lewi Pethrus (uma das maiores figuras do pentecostalismo sueco) o tom é de fofoca mesmo: 'Hoje ela fez isso e isso, ontem foi isso e isso'", afirma Norell.</text:p>
      <text:p text:style-name="P39">Em 1924, com quatro filhos, o casal Frida e Gunnar decide então se mudar para o Rio de Janeiro para fundar um novo ministério. "Eles decidem sair de Belém porque a tensão já era insustentável", ressalta Vilhena.</text:p>
      <text:p text:style-name="P42">Bibliografia</text:p>
      <text:p text:style-name="P16"/>
      <text:p text:style-name="P16">Imagem do mapa político:</text:p>
      <text:p text:style-name="P16"><text:a xlink:type="simple" xlink:href="https://upload.wikimedia.org/wikipedia/commons/thumb/4/40/Sverigekarta-Landskap_Text-pt.svg/275px-Sverigekarta-Landskap_Text-pt.svg.png" text:style-name="Internet_20_link" text:visited-style-name="Visited_20_Internet_20_Link">275px-Sverigekarta-Landskap_Text-pt.svg.png</text:a></text:p>
      <text:p text:style-name="P16"/>
      <text:p text:style-name="P16"/>
      <text:p text:style-name="P16">Fundadores da Assembleia de Deus - Gunnar Vingren e sua esposa</text:p>
      <text:p text:style-name="P16"><text:a xlink:type="simple" xlink:href="https://pt.wikipedia.org/wiki/Gunnar_Vingren" text:style-name="Internet_20_link" text:visited-style-name="Visited_20_Internet_20_Link">Gunnar Vingren – Wikipédia, a enciclopédia livre</text:a> </text:p>
      <text:p text:style-name="P16"><text:a xlink:type="simple" xlink:href="https://pt.wikipedia.org/wiki/Frida_Vingren" text:style-name="Internet_20_link" text:visited-style-name="Visited_20_Internet_20_Link">Frida Vingren – Wikipédia, a enciclopédia livre</text:a></text:p>
      <text:p text:style-name="P16"/>
      <text:p text:style-name="P16">Daniel Berg</text:p>
      <text:p text:style-name="P16"><text:a xlink:type="simple" xlink:href="https://pt.wikipedia.org/wiki/Daniel_Berg" text:style-name="Internet_20_link" text:visited-style-name="Visited_20_Internet_20_Link">https://pt.wikipedia.org/wiki/Daniel_Berg</text:a></text:p>
      <text:p text:style-name="P16"/>
      <text:p text:style-name="P20"><text:span text:style-name="T21">Notícia - Missionária Sueca Perseguida no Brasil e Internada em Hospício e esquecida pela história: </text:span><text:a xlink:type="simple" xlink:href="https://epocanegocios.globo.com/Brasil/noticia/2018/07/missionaria-sueca-perseguida-no-brasil-internada-em-hospicio-e-esquecida-pela-historia.html" text:style-name="Internet_20_link" text:visited-style-name="Visited_20_Internet_20_Link">https://epocanegocios.globo.com/Brasil/noticia/2018/07/missionaria-sueca-perseguida-no-brasil-internada-em-hospicio-e-esquecida-pela-historia.html</text:a></text:p>
      <text:p text:style-name="P16"/>
      <text:p text:style-name="P22">Fonte Principal</text:p>
      <text:p text:style-name="P18"><text:a xlink:type="simple" xlink:href="https://pt.wikipedia.org/wiki/Suécia" text:style-name="Internet_20_link" text:visited-style-name="Visited_20_Internet_20_Link">Suécia – Wikipédia, a enciclopédia livre</text:a></text:p>
      <text:p text:style-name="P22"/>
      <text:p text:style-name="P22">Fontes específicas por categoria</text:p>
      <text:p text:style-name="P16"><text:a xlink:type="simple" xlink:href="https://pt.wikipedia.org/wiki/Culinária_da_Suécia" text:style-name="Internet_20_link" text:visited-style-name="Visited_20_Internet_20_Link">Culinária da Suécia – Wikipédia, a enciclopédia livre</text:a> </text:p>
      <text:p text:style-name="P16"><text:a xlink:type="simple" xlink:href="https://pt.wikipedia.org/wiki/Demografia_da_Suécia" text:style-name="Internet_20_link" text:visited-style-name="Visited_20_Internet_20_Link">Demografia da Suécia – Wikipédia, a enciclopédia livre</text:a> </text:p>
      <text:p text:style-name="P18"><text:a xlink:type="simple" xlink:href="https://pt.wikipedia.org/wiki/Lista_de_rios_da_Suécia" text:style-name="Internet_20_link" text:visited-style-name="Visited_20_Internet_20_Link">Lista de rios da Suécia – Wikipédia, a enciclopédia livre</text:a> </text:p>
      <text:p text:style-name="P28"><text:a xlink:type="simple" xlink:href="https://pt.wikipedia.org/wiki/Economia_da_Suécia" text:style-name="Internet_20_link" text:visited-style-name="Visited_20_Internet_20_Link"><text:span text:style-name="T7">Economia da Suécia – Wikipédia, a enciclopédia livre</text:span></text:a><text:span text:style-name="T7"> </text:span></text:p>
      <text:p text:style-name="P28"><text:a xlink:type="simple" xlink:href="https://www.fazcomex.com.br/blog/exportacoes-para-a-suecia/" text:style-name="Internet_20_link" text:visited-style-name="Visited_20_Internet_20_Link"><text:span text:style-name="T7">Exportações para a Suécia, saiba mais</text:span></text:a><text:span text:style-name="T7"> </text:span></text:p>
      <text:p text:style-name="P28"><text:a xlink:type="simple" xlink:href="https://pantheon.ufrj.br/bitstream/11422/1485/1/GIVasconcelos.pdf" text:style-name="Internet_20_link" text:visited-style-name="Visited_20_Internet_20_Link"><text:span text:style-name="T8">Uma análise sobre o desenvolvimento econômico sueco.</text:span></text:a><text:span text:style-name="T7"> </text:span></text:p>
      <text:p text:style-name="P16"><text:a xlink:type="simple" xlink:href="https://pt.wikipedia.org/wiki/Brasão_de_armas_da_Suécia" text:style-name="Internet_20_link" text:visited-style-name="Visited_20_Internet_20_Link">Brasão de armas da Suécia – Wikipédia, a enciclopédia livre</text:a> </text:p>
      <text:p text:style-name="P16"><text:a xlink:type="simple" xlink:href="https://pt.wikipedia.org/wiki/Bandeira_da_Suécia" text:style-name="Internet_20_link" text:visited-style-name="Visited_20_Internet_20_Link">Bandeira da Suécia – Wikipédia, a enciclopédia livre</text:a> </text:p>
      <text:p text:style-name="P16"><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3-25T17:10:44.588000000</dc:date>
    <meta:editing-duration>PT21H28M30S</meta:editing-duration>
    <meta:editing-cycles>6</meta:editing-cycles>
    <meta:document-statistic meta:table-count="1" meta:image-count="0" meta:object-count="0" meta:page-count="9" meta:paragraph-count="199" meta:word-count="3479" meta:character-count="21681" meta:non-whitespace-character-count="18343"/>
  </office:meta>
</office:document-meta>
</file>